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28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0.5791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2.3374in"/>
    </style:style>
    <style:style style:name="co6" style:family="table-column">
      <style:table-column-properties fo:break-before="auto" style:column-width="0.8602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1.0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9063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0.702in"/>
    </style:style>
    <style:style style:name="co13" style:family="table-column">
      <style:table-column-properties fo:break-before="auto" style:column-width="0.4909in"/>
    </style:style>
    <style:style style:name="co14" style:family="table-column">
      <style:table-column-properties fo:break-before="auto" style:column-width="1.6866in"/>
    </style:style>
    <style:style style:name="co15" style:family="table-column">
      <style:table-column-properties fo:break-before="auto" style:column-width="1.0807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number-columns-repeated="1007" table:default-cell-style-name="Default"/>
        <table:table-row table:style-name="ro1">
          <table:table-cell office:value-type="string">
            <text:p>1.3MB</text:p>
          </table:table-cell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office:value-type="float" office:value="406.78">
            <text:p>406.78</text:p>
          </table:table-cell>
          <table:table-cell office:value-type="float" office:value="13888.348">
            <text:p>13888.348</text:p>
          </table:table-cell>
          <table:table-cell office:value-type="float" office:value="138125">
            <text:p>138125</text:p>
          </table:table-cell>
          <table:table-cell office:value-type="float" office:value="415.167">
            <text:p>415.167</text:p>
          </table:table-cell>
          <table:table-cell office:value-type="float" office:value="39242.596">
            <text:p>39242.596</text:p>
          </table:table-cell>
          <table:table-cell office:value-type="float" office:value="378038.976583">
            <text:p>378038.976583</text:p>
          </table:table-cell>
          <table:table-cell office:value-type="string">
            <text:p>results/24ms_11_1M_5.txt</text:p>
          </table:table-cell>
          <table:table-cell office:value-type="string">
            <text:p>100N24ms</text:p>
          </table:table-cell>
          <table:table-cell table:formula="of:=([.C2]*8)/([.B2]/1000)" office:value-type="float" office:value="79563.0985053082">
            <text:p>79563.10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]+[.B2]" office:value-type="float" office:value="14295.128">
            <text:p>14295.128</text:p>
          </table:table-cell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408.14">
            <text:p>408.14</text:p>
          </table:table-cell>
          <table:table-cell office:value-type="float" office:value="13902.993">
            <text:p>13902.993</text:p>
          </table:table-cell>
          <table:table-cell office:value-type="float" office:value="135132">
            <text:p>135132</text:p>
          </table:table-cell>
          <table:table-cell office:value-type="float" office:value="415.668">
            <text:p>415.668</text:p>
          </table:table-cell>
          <table:table-cell office:value-type="float" office:value="39334.745">
            <text:p>39334.745</text:p>
          </table:table-cell>
          <table:table-cell office:value-type="float" office:value="376358.475587">
            <text:p>376358.475587</text:p>
          </table:table-cell>
          <table:table-cell office:value-type="string">
            <text:p>results/24ms_11_1M_25.txt</text:p>
          </table:table-cell>
          <table:table-cell office:value-type="string">
            <text:p>5N6ms</text:p>
          </table:table-cell>
          <table:table-cell table:formula="of:=([.C3]*8)/([.B3]/1000)" office:value-type="float" office:value="77757.0700064367">
            <text:p>77757.07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3]+[.B3]" office:value-type="float" office:value="14311.133">
            <text:p>14311.133</text:p>
          </table:table-cell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396.165">
            <text:p>396.165</text:p>
          </table:table-cell>
          <table:table-cell office:value-type="float" office:value="13581.025">
            <text:p>13581.025</text:p>
          </table:table-cell>
          <table:table-cell office:value-type="float" office:value="135454">
            <text:p>135454</text:p>
          </table:table-cell>
          <table:table-cell office:value-type="float" office:value="408.776">
            <text:p>408.776</text:p>
          </table:table-cell>
          <table:table-cell office:value-type="float" office:value="38378.077">
            <text:p>38378.077</text:p>
          </table:table-cell>
          <table:table-cell office:value-type="float" office:value="370652.643587">
            <text:p>370652.643587</text:p>
          </table:table-cell>
          <table:table-cell office:value-type="string">
            <text:p>results/24ms_11_1M_50.txt</text:p>
          </table:table-cell>
          <table:table-cell office:value-type="string">
            <text:p>25N6ms</text:p>
          </table:table-cell>
          <table:table-cell table:formula="of:=([.C4]*8)/([.B4]/1000)" office:value-type="float" office:value="79790.1483871799">
            <text:p>79790.15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4]+[.B4]" office:value-type="float" office:value="13977.19">
            <text:p>13977.19</text:p>
          </table:table-cell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414.985">
            <text:p>414.985</text:p>
          </table:table-cell>
          <table:table-cell office:value-type="float" office:value="14041.34">
            <text:p>14041.34</text:p>
          </table:table-cell>
          <table:table-cell office:value-type="float" office:value="133496">
            <text:p>133496</text:p>
          </table:table-cell>
          <table:table-cell office:value-type="float" office:value="418.279">
            <text:p>418.279</text:p>
          </table:table-cell>
          <table:table-cell office:value-type="float" office:value="39792.307">
            <text:p>39792.307</text:p>
          </table:table-cell>
          <table:table-cell office:value-type="float" office:value="378514.950247">
            <text:p>378514.950247</text:p>
          </table:table-cell>
          <table:table-cell office:value-type="string">
            <text:p>results/24ms_11_1M_100.txt</text:p>
          </table:table-cell>
          <table:table-cell office:value-type="string">
            <text:p>50N6ms</text:p>
          </table:table-cell>
          <table:table-cell table:formula="of:=([.C5]*8)/([.B5]/1000)" office:value-type="float" office:value="76058.8376892804">
            <text:p>76058.84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5]+[.B5]" office:value-type="float" office:value="14456.325">
            <text:p>14456.325</text:p>
          </table:table-cell>
          <table:table-cell table:number-columns-repeated="5"/>
          <table:table-cell>
            <draw:frame table:end-cell-address="Sheet1_9.X27" table:end-x="0.5579in" table:end-y="0.0083in" draw:z-index="2" draw:style-name="gr1" draw:text-style-name="P1" svg:width="6.2984in" svg:height="3.5394in" svg:x="0.4823in" svg:y="0.0004in">
              <draw:object draw:notify-on-update-of-ranges="Sheet1_9.H32:Sheet1_9.H35 Sheet1_9.J17:Sheet1_9.J17 Sheet1_9.I14:Sheet1_9.I17 Sheet1_9.J17:Sheet1_9.J17 Sheet1_9.I32:Sheet1_9.I35 Sheet1_9.J17:Sheet1_9.J17 Sheet1_9.I50:Sheet1_9.I53 Sheet1_9.J9:Sheet1_9.J9 Sheet1_9.I6:Sheet1_9.I9 Sheet1_9.J38:Sheet1_9.J38 Sheet1_9.I24:Sheet1_9.I27 Sheet1_9.J45:Sheet1_9.J45 Sheet1_9.I42:Sheet1_9.I4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407.026">
            <text:p>407.026</text:p>
          </table:table-cell>
          <table:table-cell office:value-type="float" office:value="16994.883">
            <text:p>16994.883</text:p>
          </table:table-cell>
          <table:table-cell office:value-type="float" office:value="144677">
            <text:p>144677</text:p>
          </table:table-cell>
          <table:table-cell office:value-type="float" office:value="485.627">
            <text:p>485.627</text:p>
          </table:table-cell>
          <table:table-cell office:value-type="float" office:value="52675.959">
            <text:p>52675.959</text:p>
          </table:table-cell>
          <table:table-cell office:value-type="float" office:value="391965.372475">
            <text:p>391965.372475</text:p>
          </table:table-cell>
          <table:table-cell office:value-type="string">
            <text:p>results/24ms_10_1M_5.txt</text:p>
          </table:table-cell>
          <table:table-cell office:value-type="string">
            <text:p>100N6ms</text:p>
          </table:table-cell>
          <table:table-cell table:formula="of:=([.C6]*8)/([.B6]/1000)" office:value-type="float" office:value="68103.7933594482">
            <text:p>68103.79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6]+[.B6]" office:value-type="float" office:value="17401.909">
            <text:p>17401.909</text:p>
          </table:table-cell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407.977">
            <text:p>407.977</text:p>
          </table:table-cell>
          <table:table-cell office:value-type="float" office:value="16986.179">
            <text:p>16986.179</text:p>
          </table:table-cell>
          <table:table-cell office:value-type="float" office:value="140673">
            <text:p>140673</text:p>
          </table:table-cell>
          <table:table-cell office:value-type="float" office:value="486.142">
            <text:p>486.142</text:p>
          </table:table-cell>
          <table:table-cell office:value-type="float" office:value="52762.782">
            <text:p>52762.782</text:p>
            <draw:frame table:end-cell-address="Sheet1_9.J29" table:end-x="0.9787in" table:end-y="0.0894in" draw:z-index="6" draw:style-name="gr1" draw:text-style-name="P1" svg:width="6.2988in" svg:height="3.5429in" svg:x="0.4in" svg:y="0.0776in">
              <draw:object draw:notify-on-update-of-ranges="Sheet1_9.J32:Sheet1_9.J32 Sheet1_9.K10:Sheet1_9.K10 Sheet1_9.J3:Sheet1_9.J3 Sheet1_9.K2:Sheet1_9.K2 Sheet1_9.J33:Sheet1_9.J33 Sheet1_9.K28:Sheet1_9.K28 Sheet1_9.J38:Sheet1_9.J38 Sheet1_9.K20:Sheet1_9.K20 Sheet1_9.J50:Sheet1_9.J50 Sheet1_9.K46:Sheet1_9.K46 Sheet1_9.J43:Sheet1_9.J43 Sheet1_9.K38:Sheet1_9.K3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float" office:value="386367.069656">
            <text:p>386367.069656</text:p>
          </table:table-cell>
          <table:table-cell office:value-type="string">
            <text:p>results/24ms_10_1M_25.txt</text:p>
          </table:table-cell>
          <table:table-cell office:value-type="string">
            <text:p>5N6ms</text:p>
          </table:table-cell>
          <table:table-cell table:formula="of:=([.C7]*8)/([.B7]/1000)" office:value-type="float" office:value="66252.9224494808">
            <text:p>66252.92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7]+[.B7]" office:value-type="float" office:value="17394.156">
            <text:p>17394.156</text:p>
          </table:table-cell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399.906">
            <text:p>399.906</text:p>
          </table:table-cell>
          <table:table-cell office:value-type="float" office:value="22131.132">
            <text:p>22131.132</text:p>
          </table:table-cell>
          <table:table-cell office:value-type="float" office:value="183284">
            <text:p>183284</text:p>
          </table:table-cell>
          <table:table-cell office:value-type="float" office:value="479.482">
            <text:p>479.482</text:p>
          </table:table-cell>
          <table:table-cell office:value-type="float" office:value="59080.257">
            <text:p>59080.257</text:p>
          </table:table-cell>
          <table:table-cell office:value-type="float" office:value="440396.133288">
            <text:p>440396.133288</text:p>
          </table:table-cell>
          <table:table-cell office:value-type="string">
            <text:p>results/24ms_10_1M_50.txt</text:p>
          </table:table-cell>
          <table:table-cell office:value-type="string">
            <text:p>25N6ms</text:p>
          </table:table-cell>
          <table:table-cell table:formula="of:=([.C8]*8)/([.B8]/1000)" office:value-type="float" office:value="66253.8183767554">
            <text:p>66253.82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8]+[.B8]" office:value-type="float" office:value="22531.038">
            <text:p>22531.038</text:p>
          </table:table-cell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412.628">
            <text:p>412.628</text:p>
          </table:table-cell>
          <table:table-cell office:value-type="float" office:value="15667.577">
            <text:p>15667.577</text:p>
          </table:table-cell>
          <table:table-cell office:value-type="float" office:value="120263">
            <text:p>120263</text:p>
          </table:table-cell>
          <table:table-cell office:value-type="float" office:value="488.854">
            <text:p>488.854</text:p>
          </table:table-cell>
          <table:table-cell office:value-type="float" office:value="52207.082">
            <text:p>52207.082</text:p>
          </table:table-cell>
          <table:table-cell office:value-type="float" office:value="355809.760852">
            <text:p>355809.760852</text:p>
          </table:table-cell>
          <table:table-cell office:value-type="string">
            <text:p>results/24ms_10_1M_100.txt</text:p>
          </table:table-cell>
          <table:table-cell office:value-type="string">
            <text:p>50N6ms</text:p>
          </table:table-cell>
          <table:table-cell table:formula="of:=([.C9]*8)/([.B9]/1000)" office:value-type="float" office:value="61407.3254594504">
            <text:p>61407.33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9]+[.B9]" office:value-type="float" office:value="16080.205">
            <text:p>16080.205</text:p>
          </table:table-cell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</table:table-row>
        <table:table-row table:style-name="ro1">
          <table:table-cell office:value-type="float" office:value="445.306">
            <text:p>445.306</text:p>
          </table:table-cell>
          <table:table-cell office:value-type="float" office:value="4090.885">
            <text:p>4090.885</text:p>
          </table:table-cell>
          <table:table-cell office:value-type="float" office:value="28671">
            <text:p>28671</text:p>
          </table:table-cell>
          <table:table-cell office:value-type="float" office:value="472.022">
            <text:p>472.022</text:p>
          </table:table-cell>
          <table:table-cell office:value-type="float" office:value="4213.697">
            <text:p>4213.697</text:p>
          </table:table-cell>
          <table:table-cell office:value-type="float" office:value="116077.743931">
            <text:p>116077.743931</text:p>
          </table:table-cell>
          <table:table-cell office:value-type="string">
            <text:p>results/6ms_11_1M_5.txt</text:p>
          </table:table-cell>
          <table:table-cell office:value-type="string">
            <text:p>5N24ms</text:p>
          </table:table-cell>
          <table:table-cell table:formula="of:=([.C10]*8)/([.B10]/1000)" office:value-type="float" office:value="56068.0635119296">
            <text:p>56068.06</text:p>
          </table:table-cell>
          <table:table-cell table:style-name="ce2" table:formula="of:=(6*1000)*(10000000)" office:value-type="float" office:value="60000000000">
            <text:p>60000000000</text:p>
          </table:table-cell>
          <table:table-cell table:formula="of:=[.A10]+[.B10]" office:value-type="float" office:value="4536.191">
            <text:p>4536.191</text:p>
          </table:table-cell>
          <table:table-cell table:number-columns-repeated="1006"/>
        </table:table-row>
        <table:table-row table:style-name="ro1">
          <table:table-cell office:value-type="float" office:value="449.828">
            <text:p>449.828</text:p>
          </table:table-cell>
          <table:table-cell office:value-type="float" office:value="4008.685">
            <text:p>4008.685</text:p>
          </table:table-cell>
          <table:table-cell office:value-type="float" office:value="18962">
            <text:p>18962</text:p>
          </table:table-cell>
          <table:table-cell office:value-type="float" office:value="473.127">
            <text:p>473.127</text:p>
          </table:table-cell>
          <table:table-cell office:value-type="float" office:value="4171.257">
            <text:p>4171.257</text:p>
          </table:table-cell>
          <table:table-cell office:value-type="float" office:value="74936.538142">
            <text:p>74936.538142</text:p>
          </table:table-cell>
          <table:table-cell office:value-type="string">
            <text:p>results/6ms_11_1M_25.txt</text:p>
          </table:table-cell>
          <table:table-cell office:value-type="string">
            <text:p>25N5ms</text:p>
          </table:table-cell>
          <table:table-cell table:formula="of:=([.C11]*8)/([.B11]/1000)" office:value-type="float" office:value="37841.8359137722">
            <text:p>37841.84</text:p>
          </table:table-cell>
          <table:table-cell table:style-name="ce2" table:formula="of:=(6*1000)*(10000000)" office:value-type="float" office:value="60000000000">
            <text:p>60000000000</text:p>
          </table:table-cell>
          <table:table-cell table:formula="of:=[.A11]+[.B11]" office:value-type="float" office:value="4458.513">
            <text:p>4458.513</text:p>
          </table:table-cell>
          <table:table-cell table:number-columns-repeated="1006"/>
        </table:table-row>
        <table:table-row table:style-name="ro1">
          <table:table-cell office:value-type="float" office:value="415.308">
            <text:p>415.308</text:p>
          </table:table-cell>
          <table:table-cell office:value-type="float" office:value="4455.794">
            <text:p>4455.794</text:p>
          </table:table-cell>
          <table:table-cell office:value-type="float" office:value="37620">
            <text:p>37620</text:p>
          </table:table-cell>
          <table:table-cell office:value-type="float" office:value="454.567">
            <text:p>454.567</text:p>
          </table:table-cell>
          <table:table-cell office:value-type="float" office:value="4241.118">
            <text:p>4241.118</text:p>
          </table:table-cell>
          <table:table-cell office:value-type="float" office:value="134502.492594">
            <text:p>134502.492594</text:p>
          </table:table-cell>
          <table:table-cell office:value-type="string">
            <text:p>results/6ms_11_1M_50.txt</text:p>
          </table:table-cell>
          <table:table-cell office:value-type="string">
            <text:p>50N24ms</text:p>
          </table:table-cell>
          <table:table-cell table:formula="of:=([.C12]*8)/([.B12]/1000)" office:value-type="float" office:value="67543.5174965449">
            <text:p>67543.52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12]+[.B12]" office:value-type="float" office:value="4871.102">
            <text:p>4871.102</text:p>
          </table:table-cell>
          <table:table-cell table:number-columns-repeated="5"/>
          <table:table-cell>
            <draw:frame table:end-cell-address="Sheet1_9.X34" table:end-x="0.4232in" table:end-y="0.0807in" draw:z-index="5" draw:style-name="gr1" draw:text-style-name="P1" svg:width="6.2988in" svg:height="3.5394in" svg:x="0.3472in" svg:y="0.0724in">
              <draw:object draw:notify-on-update-of-ranges="Sheet1_9.J35:Sheet1_9.J35 Sheet1_9.K35:Sheet1_9.K35 Sheet1_9.J2:Sheet1_9.J2 Sheet1_9.K2:Sheet1_9.K2 Sheet1_9.J33:Sheet1_9.J33 Sheet1_9.K20:Sheet1_9.K20 Sheet1_9.J5:Sheet1_9.J5 Sheet1_9.K20:Sheet1_9.K20 Sheet1_9.J49:Sheet1_9.J49 Sheet1_9.K53:Sheet1_9.K53 Sheet1_9.J38:Sheet1_9.J38 Sheet1_9.K38:Sheet1_9.K3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>
            <draw:frame table:end-cell-address="Sheet1_9.Z34" table:end-x="0.6673in" table:end-y="0.0323in" draw:z-index="4" draw:style-name="gr1" draw:text-style-name="P1" svg:width="6.2984in" svg:height="3.5394in" svg:x="0.5921in" svg:y="0.024in">
              <draw:object draw:notify-on-update-of-ranges="Sheet1_9.H32:Sheet1_9.H35 Sheet1_9.A1:Sheet1_9.A1 Sheet1_9.K10:Sheet1_9.K13 Sheet1_9.A19:Sheet1_9.A19 Sheet1_9.K28:Sheet1_9.K31 Sheet1_9.A37:Sheet1_9.A37 Sheet1_9.K46:Sheet1_9.K4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8"/>
        </table:table-row>
        <table:table-row table:style-name="ro1">
          <table:table-cell office:value-type="float" office:value="473.218">
            <text:p>473.218</text:p>
          </table:table-cell>
          <table:table-cell office:value-type="float" office:value="3799.721">
            <text:p>3799.721</text:p>
          </table:table-cell>
          <table:table-cell office:value-type="float" office:value="10584">
            <text:p>10584</text:p>
          </table:table-cell>
          <table:table-cell office:value-type="float" office:value="479.119">
            <text:p>479.119</text:p>
          </table:table-cell>
          <table:table-cell office:value-type="float" office:value="4183.238">
            <text:p>4183.238</text:p>
          </table:table-cell>
          <table:table-cell office:value-type="float" office:value="54720.255861">
            <text:p>54720.255861</text:p>
          </table:table-cell>
          <table:table-cell office:value-type="string">
            <text:p>results/6ms_11_1M_100.txt</text:p>
          </table:table-cell>
          <table:table-cell office:value-type="string">
            <text:p>100N24ms</text:p>
          </table:table-cell>
          <table:table-cell table:formula="of:=([.C13]*8)/([.B13]/1000)" office:value-type="float" office:value="22283.741358905">
            <text:p>22283.74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13]+[.B13]" office:value-type="float" office:value="4272.939">
            <text:p>4272.939</text:p>
          </table:table-cell>
          <table:table-cell table:number-columns-repeated="1006"/>
        </table:table-row>
        <table:table-row table:style-name="ro1">
          <table:table-cell office:value-type="float" office:value="400.04">
            <text:p>400.04</text:p>
          </table:table-cell>
          <table:table-cell office:value-type="float" office:value="6997.158">
            <text:p>6997.158</text:p>
          </table:table-cell>
          <table:table-cell office:value-type="float" office:value="94211">
            <text:p>94211</text:p>
          </table:table-cell>
          <table:table-cell office:value-type="float" office:value="418.157">
            <text:p>418.157</text:p>
          </table:table-cell>
          <table:table-cell office:value-type="float" office:value="17512.831">
            <text:p>17512.831</text:p>
          </table:table-cell>
          <table:table-cell office:value-type="float" office:value="309264.182989">
            <text:p>309264.182989</text:p>
          </table:table-cell>
          <table:table-cell office:value-type="string">
            <text:p>results/6ms_10_1M_5.txt</text:p>
          </table:table-cell>
          <table:table-cell/>
          <table:table-cell table:formula="of:=([.C14]*8)/([.B14]/1000)" office:value-type="float" office:value="107713.445944768">
            <text:p>107713.45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14]+[.B14]" office:value-type="float" office:value="7397.198">
            <text:p>7397.198</text:p>
          </table:table-cell>
          <table:table-cell table:number-columns-repeated="7"/>
          <table:table-cell>
            <draw:frame table:end-cell-address="Sheet1_9.Z36" table:end-x="0.6437in" table:end-y="0.1606in" draw:z-index="3" draw:style-name="gr1" draw:text-style-name="P1" svg:width="6.2984in" svg:height="3.5394in" svg:x="0.5685in" svg:y="0.1524in">
              <draw:object draw:notify-on-update-of-ranges="Sheet1_9.H32:Sheet1_9.H35 Sheet1_9.A1:Sheet1_9.A1 Sheet1_9.K14:Sheet1_9.K17 Sheet1_9.A19:Sheet1_9.A19 Sheet1_9.K32:Sheet1_9.K35 Sheet1_9.A37:Sheet1_9.A37 Sheet1_9.K50:Sheet1_9.K5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8"/>
        </table:table-row>
        <table:table-row table:style-name="ro1">
          <table:table-cell office:value-type="float" office:value="402.363">
            <text:p>402.363</text:p>
          </table:table-cell>
          <table:table-cell office:value-type="float" office:value="6909.82">
            <text:p>6909.82</text:p>
          </table:table-cell>
          <table:table-cell office:value-type="float" office:value="85151">
            <text:p>85151</text:p>
          </table:table-cell>
          <table:table-cell office:value-type="float" office:value="418.748">
            <text:p>418.748</text:p>
          </table:table-cell>
          <table:table-cell office:value-type="float" office:value="17545.158">
            <text:p>17545.158</text:p>
          </table:table-cell>
          <table:table-cell office:value-type="float" office:value="291240.827843">
            <text:p>291240.827843</text:p>
          </table:table-cell>
          <table:table-cell office:value-type="string">
            <text:p>results/6ms_10_1M_25.txt</text:p>
          </table:table-cell>
          <table:table-cell office:value-type="string">
            <text:p>5N24ms</text:p>
          </table:table-cell>
          <table:table-cell table:formula="of:=([.C15]*8)/([.B15]/1000)" office:value-type="float" office:value="98585.4913731472">
            <text:p>98585.49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15]+[.B15]" office:value-type="float" office:value="7312.183">
            <text:p>7312.183</text:p>
          </table:table-cell>
          <table:table-cell table:number-columns-repeated="1006"/>
        </table:table-row>
        <table:table-row table:style-name="ro1">
          <table:table-cell office:value-type="float" office:value="387.435">
            <text:p>387.435</text:p>
          </table:table-cell>
          <table:table-cell office:value-type="float" office:value="18338.487">
            <text:p>18338.487</text:p>
          </table:table-cell>
          <table:table-cell office:value-type="float" office:value="178100">
            <text:p>178100</text:p>
          </table:table-cell>
          <table:table-cell office:value-type="float" office:value="407.17">
            <text:p>407.17</text:p>
          </table:table-cell>
          <table:table-cell office:value-type="float" office:value="45839.1">
            <text:p>45839.1</text:p>
          </table:table-cell>
          <table:table-cell office:value-type="float" office:value="433547.3431">
            <text:p>433547.3431</text:p>
          </table:table-cell>
          <table:table-cell office:value-type="string">
            <text:p>results/6ms_10_1M_50.txt</text:p>
          </table:table-cell>
          <table:table-cell office:value-type="string">
            <text:p>25N24ms</text:p>
          </table:table-cell>
          <table:table-cell table:formula="of:=([.C16]*8)/([.B16]/1000)" office:value-type="float" office:value="77694.5229996346">
            <text:p>77694.52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16]+[.B16]" office:value-type="float" office:value="18725.922">
            <text:p>18725.922</text:p>
          </table:table-cell>
          <table:table-cell table:number-columns-repeated="1006"/>
        </table:table-row>
        <table:table-row table:style-name="ro1">
          <table:table-cell office:value-type="float" office:value="649.462">
            <text:p>649.462</text:p>
          </table:table-cell>
          <table:table-cell office:value-type="float" office:value="2657.575">
            <text:p>2657.575</text:p>
          </table:table-cell>
          <table:table-cell office:value-type="float" office:value="12380">
            <text:p>12380</text:p>
          </table:table-cell>
          <table:table-cell office:value-type="float" office:value="347.723">
            <text:p>347.723</text:p>
          </table:table-cell>
          <table:table-cell office:value-type="float" office:value="811.586">
            <text:p>811.586</text:p>
          </table:table-cell>
          <table:table-cell office:value-type="float" office:value="12317.010605">
            <text:p>12317.010605</text:p>
          </table:table-cell>
          <table:table-cell office:value-type="string">
            <text:p>results/6ms_10_1M_100.txt</text:p>
          </table:table-cell>
          <table:table-cell office:value-type="string">
            <text:p>50N24ms</text:p>
          </table:table-cell>
          <table:table-cell table:formula="of:=([.C17]*8)/([.B17]/1000)" office:value-type="float" office:value="37267.0573737336">
            <text:p>37267.06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17]+[.B17]" office:value-type="float" office:value="3307.037">
            <text:p>3307.03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8"/>
          <table:table-cell table:formula="of:=[.A18]+[.B18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5KB</text:p>
          </table:table-cell>
          <table:table-cell/>
          <table:table-cell table:number-columns-repeated="8"/>
          <table:table-cell table:formula="of:=[.A19]+[.B19]" office:value-type="float" office:value="0">
            <text:p>#VALUE!</text:p>
          </table:table-cell>
          <table:table-cell table:number-columns-repeated="1006"/>
        </table:table-row>
        <table:table-row table:style-name="ro1">
          <table:table-cell office:value-type="float" office:value="413.477">
            <text:p>413.477</text:p>
          </table:table-cell>
          <table:table-cell office:value-type="float" office:value="20444.42">
            <text:p>20444.42</text:p>
          </table:table-cell>
          <table:table-cell office:value-type="float" office:value="169285">
            <text:p>169285</text:p>
          </table:table-cell>
          <table:table-cell office:value-type="float" office:value="476.028">
            <text:p>476.028</text:p>
          </table:table-cell>
          <table:table-cell office:value-type="float" office:value="57073.03">
            <text:p>57073.03</text:p>
          </table:table-cell>
          <table:table-cell office:value-type="float" office:value="425970.339556">
            <text:p>425970.339556</text:p>
          </table:table-cell>
          <table:table-cell office:value-type="string">
            <text:p>results/24ms_11_col_5.txt</text:p>
          </table:table-cell>
          <table:table-cell office:value-type="string">
            <text:p>5N24ms</text:p>
          </table:table-cell>
          <table:table-cell table:formula="of:=([.C20]*8)/([.B20]/1000)" office:value-type="float" office:value="66242.0357241732">
            <text:p>66242.04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0]+[.B20]" office:value-type="float" office:value="20857.897">
            <text:p>20857.897</text:p>
          </table:table-cell>
          <table:table-cell table:number-columns-repeated="1006"/>
        </table:table-row>
        <table:table-row table:style-name="ro1">
          <table:table-cell office:value-type="float" office:value="414.343">
            <text:p>414.343</text:p>
          </table:table-cell>
          <table:table-cell office:value-type="float" office:value="20504.547">
            <text:p>20504.547</text:p>
          </table:table-cell>
          <table:table-cell office:value-type="float" office:value="169783">
            <text:p>169783</text:p>
          </table:table-cell>
          <table:table-cell office:value-type="float" office:value="476.459">
            <text:p>476.459</text:p>
          </table:table-cell>
          <table:table-cell office:value-type="float" office:value="57146.576">
            <text:p>57146.576</text:p>
          </table:table-cell>
          <table:table-cell office:value-type="float" office:value="426500.473887">
            <text:p>426500.473887</text:p>
          </table:table-cell>
          <table:table-cell office:value-type="string">
            <text:p>results/24ms_11_col_25.txt</text:p>
          </table:table-cell>
          <table:table-cell office:value-type="string">
            <text:p>25N5ms</text:p>
          </table:table-cell>
          <table:table-cell table:formula="of:=([.C21]*8)/([.B21]/1000)" office:value-type="float" office:value="66242.0876696276">
            <text:p>66242.09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1]+[.B21]" office:value-type="float" office:value="20918.89">
            <text:p>20918.89</text:p>
          </table:table-cell>
          <table:table-cell table:number-columns-repeated="1006"/>
        </table:table-row>
        <table:table-row table:style-name="ro1">
          <table:table-cell office:value-type="float" office:value="406.685">
            <text:p>406.685</text:p>
          </table:table-cell>
          <table:table-cell office:value-type="float" office:value="19862.467">
            <text:p>19862.467</text:p>
          </table:table-cell>
          <table:table-cell office:value-type="float" office:value="164456">
            <text:p>164456</text:p>
          </table:table-cell>
          <table:table-cell office:value-type="float" office:value="470.883">
            <text:p>470.883</text:p>
          </table:table-cell>
          <table:table-cell office:value-type="float" office:value="56352.306">
            <text:p>56352.306</text:p>
          </table:table-cell>
          <table:table-cell office:value-type="float" office:value="420770.775034">
            <text:p>420770.775034</text:p>
          </table:table-cell>
          <table:table-cell office:value-type="string">
            <text:p>results/24ms_11_col_50.txt</text:p>
          </table:table-cell>
          <table:table-cell office:value-type="string">
            <text:p>50N24ms</text:p>
          </table:table-cell>
          <table:table-cell table:formula="of:=([.C22]*8)/([.B22]/1000)" office:value-type="float" office:value="66237.8948194099">
            <text:p>66237.89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2]+[.B22]" office:value-type="float" office:value="20269.152">
            <text:p>20269.152</text:p>
          </table:table-cell>
          <table:table-cell table:number-columns-repeated="1006"/>
        </table:table-row>
        <table:table-row table:style-name="ro1">
          <table:table-cell office:value-type="float" office:value="418.583">
            <text:p>418.583</text:p>
          </table:table-cell>
          <table:table-cell office:value-type="float" office:value="20810.521">
            <text:p>20810.521</text:p>
          </table:table-cell>
          <table:table-cell office:value-type="float" office:value="172321">
            <text:p>172321</text:p>
          </table:table-cell>
          <table:table-cell office:value-type="float" office:value="478.731">
            <text:p>478.731</text:p>
          </table:table-cell>
          <table:table-cell office:value-type="float" office:value="57518.519">
            <text:p>57518.519</text:p>
          </table:table-cell>
          <table:table-cell office:value-type="float" office:value="429179.740077">
            <text:p>429179.740077</text:p>
          </table:table-cell>
          <table:table-cell office:value-type="string">
            <text:p>results/24ms_11_col_100.txt</text:p>
          </table:table-cell>
          <table:table-cell office:value-type="string">
            <text:p>100N24ms</text:p>
          </table:table-cell>
          <table:table-cell table:formula="of:=([.C23]*8)/([.B23]/1000)" office:value-type="float" office:value="66243.8004315221">
            <text:p>66243.80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3]+[.B23]" office:value-type="float" office:value="21229.104">
            <text:p>21229.104</text:p>
          </table:table-cell>
          <table:table-cell table:number-columns-repeated="1006"/>
        </table:table-row>
        <table:table-row table:style-name="ro1">
          <table:table-cell office:value-type="float" office:value="623.503">
            <text:p>623.503</text:p>
          </table:table-cell>
          <table:table-cell office:value-type="float" office:value="117.078">
            <text:p>117.078</text:p>
          </table:table-cell>
          <table:table-cell office:value-type="float" office:value="560">
            <text:p>560</text:p>
          </table:table-cell>
          <table:table-cell office:value-type="float" office:value="485.431">
            <text:p>485.431</text:p>
          </table:table-cell>
          <table:table-cell office:value-type="float" office:value="32.85">
            <text:p>32.85</text:p>
          </table:table-cell>
          <table:table-cell office:value-type="float" office:value="113.274267">
            <text:p>113.274267</text:p>
          </table:table-cell>
          <table:table-cell office:value-type="string">
            <text:p>results/24ms_10_col_5.txt</text:p>
          </table:table-cell>
          <table:table-cell office:value-type="string">
            <text:p>5N24ms</text:p>
          </table:table-cell>
          <table:table-cell table:formula="of:=([.C24]*8)/([.B24]/1000)" office:value-type="float" office:value="38265.0882317771">
            <text:p>38265.09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4]+[.B24]" office:value-type="float" office:value="740.581">
            <text:p>740.581</text:p>
          </table:table-cell>
          <table:table-cell table:number-columns-repeated="1006"/>
        </table:table-row>
        <table:table-row table:style-name="ro1">
          <table:table-cell office:value-type="float" office:value="643.633">
            <text:p>643.633</text:p>
          </table:table-cell>
          <table:table-cell office:value-type="float" office:value="117.765">
            <text:p>117.765</text:p>
          </table:table-cell>
          <table:table-cell office:value-type="float" office:value="559">
            <text:p>559</text:p>
          </table:table-cell>
          <table:table-cell office:value-type="float" office:value="484.224">
            <text:p>484.224</text:p>
          </table:table-cell>
          <table:table-cell office:value-type="float" office:value="33.316">
            <text:p>33.316</text:p>
          </table:table-cell>
          <table:table-cell office:value-type="float" office:value="115.425476">
            <text:p>115.425476</text:p>
          </table:table-cell>
          <table:table-cell office:value-type="string">
            <text:p>results/24ms_10_col_25.txt498.214</text:p>
          </table:table-cell>
          <table:table-cell office:value-type="string">
            <text:p>25N24ms</text:p>
          </table:table-cell>
          <table:table-cell table:formula="of:=([.C25]*8)/([.B25]/1000)" office:value-type="float" office:value="37973.9311340381">
            <text:p>37973.93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5]+[.B25]" office:value-type="float" office:value="761.398">
            <text:p>761.398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116.026">
            <text:p>116.026</text:p>
          </table:table-cell>
          <table:table-cell office:value-type="float" office:value="567">
            <text:p>567</text:p>
          </table:table-cell>
          <table:table-cell office:value-type="float" office:value="459.738">
            <text:p>459.738</text:p>
          </table:table-cell>
          <table:table-cell office:value-type="float" office:value="28.614">
            <text:p>28.614</text:p>
          </table:table-cell>
          <table:table-cell office:value-type="float" office:value="96.887448">
            <text:p>96.887448</text:p>
          </table:table-cell>
          <table:table-cell office:value-type="string">
            <text:p>results/24ms_10_col_50.txt</text:p>
          </table:table-cell>
          <table:table-cell office:value-type="string">
            <text:p>50N24ms</text:p>
          </table:table-cell>
          <table:table-cell table:formula="of:=([.C26]*8)/([.B26]/1000)" office:value-type="float" office:value="39094.6856739007">
            <text:p>39094.69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6]+[.B26]" office:value-type="float" office:value="232.052">
            <text:p>232.052</text:p>
          </table:table-cell>
          <table:table-cell table:number-columns-repeated="1006"/>
        </table:table-row>
        <table:table-row table:style-name="ro1">
          <table:table-cell office:value-type="float" office:value="771.397">
            <text:p>771.397</text:p>
          </table:table-cell>
          <table:table-cell office:value-type="float" office:value="120.344">
            <text:p>120.344</text:p>
          </table:table-cell>
          <table:table-cell office:value-type="float" office:value="554">
            <text:p>554</text:p>
          </table:table-cell>
          <table:table-cell office:value-type="float" office:value="459.501">
            <text:p>459.501</text:p>
          </table:table-cell>
          <table:table-cell office:value-type="float" office:value="36.588">
            <text:p>36.588</text:p>
          </table:table-cell>
          <table:table-cell office:value-type="float" office:value="128.403031">
            <text:p>128.403031</text:p>
          </table:table-cell>
          <table:table-cell office:value-type="string">
            <text:p>results/24ms_10_col_100.txt</text:p>
          </table:table-cell>
          <table:table-cell office:value-type="string">
            <text:p>100N24ms</text:p>
          </table:table-cell>
          <table:table-cell table:formula="of:=([.C27]*8)/([.B27]/1000)" office:value-type="float" office:value="36827.760420129">
            <text:p>36827.76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27]+[.B27]" office:value-type="float" office:value="891.741">
            <text:p>891.741</text:p>
          </table:table-cell>
          <table:table-cell table:number-columns-repeated="1006"/>
        </table:table-row>
        <table:table-row table:style-name="ro1">
          <table:table-cell office:value-type="float" office:value="420.51">
            <text:p>420.51</text:p>
          </table:table-cell>
          <table:table-cell office:value-type="float" office:value="15646.172">
            <text:p>15646.172</text:p>
          </table:table-cell>
          <table:table-cell office:value-type="float" office:value="151906">
            <text:p>151906</text:p>
          </table:table-cell>
          <table:table-cell office:value-type="float" office:value="431.693">
            <text:p>431.693</text:p>
          </table:table-cell>
          <table:table-cell office:value-type="float" office:value="42814.47">
            <text:p>42814.47</text:p>
          </table:table-cell>
          <table:table-cell office:value-type="float" office:value="405209.295552">
            <text:p>405209.295552</text:p>
          </table:table-cell>
          <table:table-cell office:value-type="string">
            <text:p>results/6ms_11_col_5.txt</text:p>
          </table:table-cell>
          <table:table-cell office:value-type="string">
            <text:p>5N6ms</text:p>
          </table:table-cell>
          <table:table-cell table:formula="of:=([.C28]*8)/([.B28]/1000)" office:value-type="float" office:value="77670.6276781311">
            <text:p>77670.63</text:p>
          </table:table-cell>
          <table:table-cell table:style-name="ce2" table:formula="of:=(6*1000)*(10000000)" office:value-type="float" office:value="60000000000">
            <text:p>60000000000</text:p>
          </table:table-cell>
          <table:table-cell table:formula="of:=[.A28]+[.B28]" office:value-type="float" office:value="16066.682">
            <text:p>16066.682</text:p>
          </table:table-cell>
          <table:table-cell table:number-columns-repeated="1006"/>
        </table:table-row>
        <table:table-row table:style-name="ro1">
          <table:table-cell office:value-type="float" office:value="422.467">
            <text:p>422.467</text:p>
          </table:table-cell>
          <table:table-cell office:value-type="float" office:value="15735.099">
            <text:p>15735.099</text:p>
          </table:table-cell>
          <table:table-cell office:value-type="float" office:value="152769">
            <text:p>152769</text:p>
          </table:table-cell>
          <table:table-cell office:value-type="float" office:value="432.14">
            <text:p>432.14</text:p>
          </table:table-cell>
          <table:table-cell office:value-type="float" office:value="42920.24">
            <text:p>42920.24</text:p>
          </table:table-cell>
          <table:table-cell office:value-type="float" office:value="406202.214518">
            <text:p>406202.214518</text:p>
          </table:table-cell>
          <table:table-cell office:value-type="string">
            <text:p>results/6ms_11_col_25.txt</text:p>
          </table:table-cell>
          <table:table-cell office:value-type="string">
            <text:p>25N6ms</text:p>
          </table:table-cell>
          <table:table-cell table:formula="of:=([.C29]*8)/([.B29]/1000)" office:value-type="float" office:value="77670.4360106028">
            <text:p>77670.44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29]+[.B29]" office:value-type="float" office:value="16157.566">
            <text:p>16157.566</text:p>
          </table:table-cell>
          <table:table-cell table:number-columns-repeated="1006"/>
        </table:table-row>
        <table:table-row table:style-name="ro1">
          <table:table-cell office:value-type="float" office:value="406.055">
            <text:p>406.055</text:p>
          </table:table-cell>
          <table:table-cell office:value-type="float" office:value="14810.803">
            <text:p>14810.803</text:p>
          </table:table-cell>
          <table:table-cell office:value-type="float" office:value="143780">
            <text:p>143780</text:p>
          </table:table-cell>
          <table:table-cell office:value-type="float" office:value="424.417">
            <text:p>424.417</text:p>
          </table:table-cell>
          <table:table-cell office:value-type="float" office:value="41796.396">
            <text:p>41796.396</text:p>
          </table:table-cell>
          <table:table-cell office:value-type="float" office:value="395652.363606">
            <text:p>395652.363606</text:p>
          </table:table-cell>
          <table:table-cell office:value-type="string">
            <text:p>results/6ms_11_col_50.txt</text:p>
          </table:table-cell>
          <table:table-cell office:value-type="string">
            <text:p>50N6ms</text:p>
          </table:table-cell>
          <table:table-cell table:formula="of:=([.C30]*8)/([.B30]/1000)" office:value-type="float" office:value="77662.2307379283">
            <text:p>77662.23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30]+[.B30]" office:value-type="float" office:value="15216.858">
            <text:p>15216.858</text:p>
          </table:table-cell>
          <table:table-cell table:number-columns-repeated="1006"/>
        </table:table-row>
        <table:table-row table:style-name="ro1">
          <table:table-cell office:value-type="float" office:value="431.78">
            <text:p>431.78</text:p>
          </table:table-cell>
          <table:table-cell office:value-type="float" office:value="16195.153">
            <text:p>16195.153</text:p>
          </table:table-cell>
          <table:table-cell office:value-type="float" office:value="157239">
            <text:p>157239</text:p>
          </table:table-cell>
          <table:table-cell office:value-type="float" office:value="434.94">
            <text:p>434.94</text:p>
          </table:table-cell>
          <table:table-cell office:value-type="float" office:value="43460.804">
            <text:p>43460.804</text:p>
          </table:table-cell>
          <table:table-cell office:value-type="float" office:value="411274.500087">
            <text:p>411274.500087</text:p>
          </table:table-cell>
          <table:table-cell office:value-type="string">
            <text:p>results/6ms_11_col_100.txt</text:p>
          </table:table-cell>
          <table:table-cell office:value-type="string">
            <text:p>100N6ms</text:p>
          </table:table-cell>
          <table:table-cell table:formula="of:=([.C31]*8)/([.B31]/1000)" office:value-type="float" office:value="77672.1281978627">
            <text:p>77672.13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31]+[.B31]" office:value-type="float" office:value="16626.933">
            <text:p>16626.933</text:p>
          </table:table-cell>
          <table:table-cell table:number-columns-repeated="1006"/>
        </table:table-row>
        <table:table-row table:style-name="ro1">
          <table:table-cell office:value-type="float" office:value="418.786">
            <text:p>418.786</text:p>
          </table:table-cell>
          <table:table-cell office:value-type="float" office:value="12167.556">
            <text:p>12167.556</text:p>
          </table:table-cell>
          <table:table-cell office:value-type="float" office:value="121323">
            <text:p>121323</text:p>
          </table:table-cell>
          <table:table-cell office:value-type="float" office:value="434.303">
            <text:p>434.303</text:p>
          </table:table-cell>
          <table:table-cell office:value-type="float" office:value="36546.562">
            <text:p>36546.562</text:p>
          </table:table-cell>
          <table:table-cell office:value-type="float" office:value="353125.371699">
            <text:p>353125.371699</text:p>
          </table:table-cell>
          <table:table-cell office:value-type="string">
            <text:p>results/6ms_10_col_5.txt</text:p>
          </table:table-cell>
          <table:table-cell office:value-type="float" office:value="5">
            <text:p>5</text:p>
          </table:table-cell>
          <table:table-cell table:formula="of:=([.C32]*8)/([.B32]/1000)" office:value-type="float" office:value="79768.1966698982">
            <text:p>79768.20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32]+[.B32]" office:value-type="float" office:value="12586.342">
            <text:p>12586.342</text:p>
          </table:table-cell>
          <table:table-cell table:number-columns-repeated="1006"/>
        </table:table-row>
        <table:table-row table:style-name="ro1">
          <table:table-cell office:value-type="float" office:value="420.164">
            <text:p>420.164</text:p>
          </table:table-cell>
          <table:table-cell office:value-type="float" office:value="12216.519">
            <text:p>12216.519</text:p>
          </table:table-cell>
          <table:table-cell office:value-type="float" office:value="121812">
            <text:p>121812</text:p>
          </table:table-cell>
          <table:table-cell office:value-type="float" office:value="434.635">
            <text:p>434.635</text:p>
          </table:table-cell>
          <table:table-cell office:value-type="float" office:value="36612.288">
            <text:p>36612.288</text:p>
          </table:table-cell>
          <table:table-cell office:value-type="float" office:value="353755.258895">
            <text:p>353755.258895</text:p>
          </table:table-cell>
          <table:table-cell office:value-type="string">
            <text:p>results/6ms_10_col_25.txt</text:p>
          </table:table-cell>
          <table:table-cell office:value-type="float" office:value="25">
            <text:p>25</text:p>
          </table:table-cell>
          <table:table-cell table:formula="of:=([.C33]*8)/([.B33]/1000)" office:value-type="float" office:value="79768.7131661646">
            <text:p>79768.71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33]+[.B33]" office:value-type="float" office:value="12636.683">
            <text:p>12636.683</text:p>
          </table:table-cell>
          <table:table-cell table:number-columns-repeated="1006"/>
        </table:table-row>
        <table:table-row table:style-name="ro1">
          <table:table-cell office:value-type="float" office:value="408.634">
            <text:p>408.634</text:p>
          </table:table-cell>
          <table:table-cell office:value-type="float" office:value="11699.613">
            <text:p>11699.613</text:p>
          </table:table-cell>
          <table:table-cell office:value-type="float" office:value="116647">
            <text:p>116647</text:p>
          </table:table-cell>
          <table:table-cell office:value-type="float" office:value="428.882">
            <text:p>428.882</text:p>
          </table:table-cell>
          <table:table-cell office:value-type="float" office:value="35907.569">
            <text:p>35907.569</text:p>
          </table:table-cell>
          <table:table-cell office:value-type="float" office:value="347002.180394">
            <text:p>347002.180394</text:p>
          </table:table-cell>
          <table:table-cell office:value-type="string">
            <text:p>results/6ms_10_col_50.txt</text:p>
          </table:table-cell>
          <table:table-cell office:value-type="float" office:value="50">
            <text:p>50</text:p>
          </table:table-cell>
          <table:table-cell table:formula="of:=([.C34]*8)/([.B34]/1000)" office:value-type="float" office:value="79761.2707360491">
            <text:p>79761.27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34]+[.B34]" office:value-type="float" office:value="12108.247">
            <text:p>12108.247</text:p>
          </table:table-cell>
          <table:table-cell table:number-columns-repeated="1006"/>
        </table:table-row>
        <table:table-row table:style-name="ro1">
          <table:table-cell office:value-type="float" office:value="426.859">
            <text:p>426.859</text:p>
          </table:table-cell>
          <table:table-cell office:value-type="float" office:value="12467.247">
            <text:p>12467.247</text:p>
          </table:table-cell>
          <table:table-cell office:value-type="float" office:value="124314">
            <text:p>124314</text:p>
          </table:table-cell>
          <table:table-cell office:value-type="float" office:value="436.556">
            <text:p>436.556</text:p>
          </table:table-cell>
          <table:table-cell office:value-type="float" office:value="36946.259">
            <text:p>36946.259</text:p>
          </table:table-cell>
          <table:table-cell office:value-type="float" office:value="356954.818503">
            <text:p>356954.818503</text:p>
          </table:table-cell>
          <table:table-cell office:value-type="string">
            <text:p>results/6ms_10_col_100.txt</text:p>
          </table:table-cell>
          <table:table-cell office:value-type="float" office:value="100">
            <text:p>100</text:p>
          </table:table-cell>
          <table:table-cell table:formula="of:=([.C35]*8)/([.B35]/1000)" office:value-type="float" office:value="79769.9764831803">
            <text:p>79769.98</text:p>
          </table:table-cell>
          <table:table-cell table:style-name="ce2" table:formula="of:=(6*1000)*(10000000)" office:value-type="float" office:value="60000000000">
            <text:p>60000000000</text:p>
          </table:table-cell>
          <table:table-cell table:formula="of:=[.A35]+[.B35]" office:value-type="float" office:value="12894.106">
            <text:p>12894.10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8"/>
          <table:table-cell table:formula="of:=[.A36]+[.B36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200B</text:p>
          </table:table-cell>
          <table:table-cell/>
          <table:table-cell table:number-columns-repeated="8"/>
          <table:table-cell table:formula="of:=[.A37]+[.B37]" office:value-type="float" office:value="0">
            <text:p>#VALUE!</text:p>
          </table:table-cell>
          <table:table-cell table:number-columns-repeated="1006"/>
        </table:table-row>
        <table:table-row table:style-name="ro1">
          <table:table-cell office:value-type="float" office:value="427.106">
            <text:p>427.106</text:p>
          </table:table-cell>
          <table:table-cell office:value-type="float" office:value="1398.156">
            <text:p>1398.156</text:p>
          </table:table-cell>
          <table:table-cell office:value-type="float" office:value="496">
            <text:p>496</text:p>
          </table:table-cell>
          <table:table-cell office:value-type="float" office:value="427.556">
            <text:p>427.556</text:p>
          </table:table-cell>
          <table:table-cell office:value-type="float" office:value="3363.677">
            <text:p>3363.677</text:p>
          </table:table-cell>
          <table:table-cell office:value-type="float" office:value="186.395063">
            <text:p>186.395063</text:p>
          </table:table-cell>
          <table:table-cell office:value-type="string">
            <text:p>results/24ms_11_in_5.txt</text:p>
          </table:table-cell>
          <table:table-cell office:value-type="string">
            <text:p>5N24ms</text:p>
          </table:table-cell>
          <table:table-cell table:formula="of:=([.C38]*8)/([.B38]/1000)" office:value-type="float" office:value="2838.02379705841">
            <text:p>2838.02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38]+[.B38]" office:value-type="float" office:value="1825.262">
            <text:p>1825.262</text:p>
          </table:table-cell>
          <table:table-cell table:number-columns-repeated="1006"/>
        </table:table-row>
        <table:table-row table:style-name="ro1">
          <table:table-cell office:value-type="float" office:value="433.819">
            <text:p>433.819</text:p>
          </table:table-cell>
          <table:table-cell office:value-type="float" office:value="1206.701">
            <text:p>1206.701</text:p>
          </table:table-cell>
          <table:table-cell office:value-type="float" office:value="497">
            <text:p>497</text:p>
          </table:table-cell>
          <table:table-cell office:value-type="float" office:value="429.758">
            <text:p>429.758</text:p>
          </table:table-cell>
          <table:table-cell office:value-type="float" office:value="3139.603">
            <text:p>3139.603</text:p>
          </table:table-cell>
          <table:table-cell office:value-type="float" office:value="188.246373">
            <text:p>188.246373</text:p>
          </table:table-cell>
          <table:table-cell office:value-type="string">
            <text:p>results/24ms_11_in_25.txt</text:p>
          </table:table-cell>
          <table:table-cell office:value-type="string">
            <text:p>25N5ms</text:p>
          </table:table-cell>
          <table:table-cell table:formula="of:=([.C39]*8)/([.B39]/1000)" office:value-type="float" office:value="3294.93387342846">
            <text:p>3294.93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39]+[.B39]" office:value-type="float" office:value="1640.52">
            <text:p>1640.52</text:p>
          </table:table-cell>
          <table:table-cell table:number-columns-repeated="1006"/>
        </table:table-row>
        <table:table-row table:style-name="ro1">
          <table:table-cell office:value-type="float" office:value="379.711">
            <text:p>379.711</text:p>
          </table:table-cell>
          <table:table-cell office:value-type="float" office:value="2762.913">
            <text:p>2762.913</text:p>
          </table:table-cell>
          <table:table-cell office:value-type="float" office:value="486">
            <text:p>486</text:p>
          </table:table-cell>
          <table:table-cell office:value-type="float" office:value="401.468">
            <text:p>401.468</text:p>
          </table:table-cell>
          <table:table-cell office:value-type="float" office:value="4327.083">
            <text:p>4327.083</text:p>
          </table:table-cell>
          <table:table-cell office:value-type="float" office:value="170.434748">
            <text:p>170.434748</text:p>
          </table:table-cell>
          <table:table-cell office:value-type="string">
            <text:p>results/24ms_11_in_50.txt</text:p>
          </table:table-cell>
          <table:table-cell office:value-type="string">
            <text:p>50N24ms</text:p>
          </table:table-cell>
          <table:table-cell table:formula="of:=([.C40]*8)/([.B40]/1000)" office:value-type="float" office:value="1407.21043333612">
            <text:p>1407.21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40]+[.B40]" office:value-type="float" office:value="3142.624">
            <text:p>3142.624</text:p>
          </table:table-cell>
          <table:table-cell table:number-columns-repeated="1006"/>
        </table:table-row>
        <table:table-row table:style-name="ro2">
          <table:table-cell office:value-type="float" office:value="471.315">
            <text:p>471.315</text:p>
          </table:table-cell>
          <table:table-cell office:value-type="float" office:value="104.14">
            <text:p>104.14</text:p>
          </table:table-cell>
          <table:table-cell office:value-type="float" office:value="504">
            <text:p>504</text:p>
          </table:table-cell>
          <table:table-cell office:value-type="float" office:value="441.031">
            <text:p>441.031</text:p>
          </table:table-cell>
          <table:table-cell office:value-type="float" office:value="45.477">
            <text:p>45.477</text:p>
          </table:table-cell>
          <table:table-cell office:value-type="float" office:value="198.393938">
            <text:p>198.393938</text:p>
          </table:table-cell>
          <table:table-cell office:value-type="string">
            <text:p>results/24ms_11_in_100.txt</text:p>
          </table:table-cell>
          <table:table-cell office:value-type="string">
            <text:p>100N24ms</text:p>
          </table:table-cell>
          <table:table-cell table:formula="of:=([.C41]*8)/([.B41]/1000)" office:value-type="float" office:value="38717.1115805646">
            <text:p>38717.11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41]+[.B41]" office:value-type="float" office:value="575.455">
            <text:p>575.455</text:p>
          </table:table-cell>
          <table:table-cell table:number-columns-repeated="1006"/>
        </table:table-row>
        <table:table-row table:style-name="ro1">
          <table:table-cell office:value-type="float" office:value="391.445">
            <text:p>391.445</text:p>
          </table:table-cell>
          <table:table-cell office:value-type="float" office:value="4130.357">
            <text:p>4130.357</text:p>
          </table:table-cell>
          <table:table-cell office:value-type="float" office:value="46271">
            <text:p>46271</text:p>
          </table:table-cell>
          <table:table-cell office:value-type="float" office:value="435.742">
            <text:p>435.742</text:p>
          </table:table-cell>
          <table:table-cell office:value-type="float" office:value="4462.048">
            <text:p>4462.048</text:p>
          </table:table-cell>
          <table:table-cell office:value-type="float" office:value="180829.554001">
            <text:p>180829.554001</text:p>
          </table:table-cell>
          <table:table-cell office:value-type="string">
            <text:p>results/24ms_10_in_5.txt</text:p>
          </table:table-cell>
          <table:table-cell office:value-type="string">
            <text:p>5N24ms</text:p>
          </table:table-cell>
          <table:table-cell table:formula="of:=([.C42]*8)/([.B42]/1000)" office:value-type="float" office:value="89621.3087633829">
            <text:p>89621.31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42]+[.B42]" office:value-type="float" office:value="4521.802">
            <text:p>4521.802</text:p>
          </table:table-cell>
          <table:table-cell table:number-columns-repeated="1006"/>
        </table:table-row>
        <table:table-row table:style-name="ro1">
          <table:table-cell office:value-type="float" office:value="397.146">
            <text:p>397.146</text:p>
          </table:table-cell>
          <table:table-cell office:value-type="float" office:value="4023.294">
            <text:p>4023.294</text:p>
          </table:table-cell>
          <table:table-cell office:value-type="float" office:value="33941">
            <text:p>33941</text:p>
          </table:table-cell>
          <table:table-cell office:value-type="float" office:value="438.003">
            <text:p>438.003</text:p>
          </table:table-cell>
          <table:table-cell office:value-type="float" office:value="4234.689">
            <text:p>4234.689</text:p>
          </table:table-cell>
          <table:table-cell office:value-type="float" office:value="128200.034068">
            <text:p>128200.034068</text:p>
          </table:table-cell>
          <table:table-cell office:value-type="string">
            <text:p>results/24ms_10_in_25.txt</text:p>
          </table:table-cell>
          <table:table-cell office:value-type="string">
            <text:p>25N24ms</text:p>
          </table:table-cell>
          <table:table-cell table:formula="of:=([.C43]*8)/([.B43]/1000)" office:value-type="float" office:value="67488.977936984">
            <text:p>67488.98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43]+[.B43]" office:value-type="float" office:value="4420.44">
            <text:p>4420.44</text:p>
          </table:table-cell>
          <table:table-cell table:number-columns-repeated="1006"/>
        </table:table-row>
        <table:table-row table:style-name="ro1">
          <table:table-cell office:value-type="float" office:value="372.848">
            <text:p>372.848</text:p>
          </table:table-cell>
          <table:table-cell office:value-type="float" office:value="3779.223">
            <text:p>3779.223</text:p>
          </table:table-cell>
          <table:table-cell office:value-type="float" office:value="42267">
            <text:p>42267</text:p>
          </table:table-cell>
          <table:table-cell office:value-type="float" office:value="420.76">
            <text:p>420.76</text:p>
          </table:table-cell>
          <table:table-cell office:value-type="float" office:value="4411.197">
            <text:p>4411.197</text:p>
          </table:table-cell>
          <table:table-cell office:value-type="float" office:value="173234.128205">
            <text:p>173234.128205</text:p>
          </table:table-cell>
          <table:table-cell office:value-type="string">
            <text:p>results/24ms_10_in_50.txt</text:p>
          </table:table-cell>
          <table:table-cell office:value-type="string">
            <text:p>50N24ms</text:p>
          </table:table-cell>
          <table:table-cell table:formula="of:=([.C44]*8)/([.B44]/1000)" office:value-type="float" office:value="89472.3597945927">
            <text:p>89472.36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44]+[.B44]" office:value-type="float" office:value="4152.071">
            <text:p>4152.071</text:p>
          </table:table-cell>
          <table:table-cell table:number-columns-repeated="1006"/>
        </table:table-row>
        <table:table-row table:style-name="ro1">
          <table:table-cell office:value-type="float" office:value="410.647">
            <text:p>410.647</text:p>
          </table:table-cell>
          <table:table-cell office:value-type="float" office:value="4224.254">
            <text:p>4224.254</text:p>
          </table:table-cell>
          <table:table-cell office:value-type="float" office:value="35660">
            <text:p>35660</text:p>
          </table:table-cell>
          <table:table-cell office:value-type="float" office:value="444.848">
            <text:p>444.848</text:p>
          </table:table-cell>
          <table:table-cell office:value-type="float" office:value="4245.564">
            <text:p>4245.564</text:p>
          </table:table-cell>
          <table:table-cell office:value-type="float" office:value="131216.862612">
            <text:p>131216.862612</text:p>
          </table:table-cell>
          <table:table-cell office:value-type="string">
            <text:p>results/24ms_10_in_100.txt</text:p>
          </table:table-cell>
          <table:table-cell office:value-type="string">
            <text:p>100N24ms</text:p>
          </table:table-cell>
          <table:table-cell table:formula="of:=([.C45]*8)/([.B45]/1000)" office:value-type="float" office:value="67533.8178054634">
            <text:p>67533.82</text:p>
          </table:table-cell>
          <table:table-cell table:formula="of:=(24*1000)*(10000000)" office:value-type="float" office:value="240000000000">
            <text:p>240000000000</text:p>
          </table:table-cell>
          <table:table-cell table:formula="of:=[.A45]+[.B45]" office:value-type="float" office:value="4634.901">
            <text:p>4634.901</text:p>
          </table:table-cell>
          <table:table-cell table:number-columns-repeated="1006"/>
        </table:table-row>
        <table:table-row table:style-name="ro1">
          <table:table-cell office:value-type="float" office:value="399.167">
            <text:p>399.167</text:p>
          </table:table-cell>
          <table:table-cell office:value-type="float" office:value="11518.201">
            <text:p>11518.201</text:p>
          </table:table-cell>
          <table:table-cell office:value-type="float" office:value="112610">
            <text:p>112610</text:p>
          </table:table-cell>
          <table:table-cell office:value-type="float" office:value="424.636">
            <text:p>424.636</text:p>
          </table:table-cell>
          <table:table-cell office:value-type="float" office:value="35303.48">
            <text:p>35303.48</text:p>
          </table:table-cell>
          <table:table-cell office:value-type="float" office:value="341593.612223">
            <text:p>341593.612223</text:p>
          </table:table-cell>
          <table:table-cell office:value-type="string">
            <text:p>results/6ms_11_in_5.txt</text:p>
          </table:table-cell>
          <table:table-cell office:value-type="string">
            <text:p>5N6ms</text:p>
          </table:table-cell>
          <table:table-cell table:formula="of:=([.C46]*8)/([.B46]/1000)" office:value-type="float" office:value="78213.6029749785">
            <text:p>78213.60</text:p>
          </table:table-cell>
          <table:table-cell table:style-name="ce2" table:formula="of:=(6*1000)*(10000000)" office:value-type="float" office:value="60000000000">
            <text:p>60000000000</text:p>
          </table:table-cell>
          <table:table-cell table:formula="of:=[.A46]+[.B46]" office:value-type="float" office:value="11917.368">
            <text:p>11917.368</text:p>
          </table:table-cell>
          <table:table-cell table:number-columns-repeated="1006"/>
        </table:table-row>
        <table:table-row table:style-name="ro1">
          <table:table-cell office:value-type="float" office:value="400.375">
            <text:p>400.375</text:p>
          </table:table-cell>
          <table:table-cell office:value-type="float" office:value="11525.86">
            <text:p>11525.86</text:p>
          </table:table-cell>
          <table:table-cell office:value-type="float" office:value="113031">
            <text:p>113031</text:p>
          </table:table-cell>
          <table:table-cell office:value-type="float" office:value="424.971">
            <text:p>424.971</text:p>
          </table:table-cell>
          <table:table-cell office:value-type="float" office:value="35369.3">
            <text:p>35369.3</text:p>
          </table:table-cell>
          <table:table-cell office:value-type="float" office:value="342164.736001">
            <text:p>342164.736001</text:p>
          </table:table-cell>
          <table:table-cell office:value-type="string">
            <text:p>results/6ms_11_in_25.txt</text:p>
          </table:table-cell>
          <table:table-cell office:value-type="string">
            <text:p>25N6ms</text:p>
          </table:table-cell>
          <table:table-cell table:formula="of:=([.C47]*8)/([.B47]/1000)" office:value-type="float" office:value="78453.8420560375">
            <text:p>78453.84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47]+[.B47]" office:value-type="float" office:value="11926.235">
            <text:p>11926.235</text:p>
          </table:table-cell>
          <table:table-cell table:number-columns-repeated="1006"/>
        </table:table-row>
        <table:table-row table:style-name="ro1">
          <table:table-cell office:value-type="float" office:value="389.675">
            <text:p>389.675</text:p>
          </table:table-cell>
          <table:table-cell office:value-type="float" office:value="11464.091">
            <text:p>11464.091</text:p>
          </table:table-cell>
          <table:table-cell office:value-type="float" office:value="108567">
            <text:p>108567</text:p>
          </table:table-cell>
          <table:table-cell office:value-type="float" office:value="419.865">
            <text:p>419.865</text:p>
          </table:table-cell>
          <table:table-cell office:value-type="float" office:value="34662.872">
            <text:p>34662.872</text:p>
          </table:table-cell>
          <table:table-cell office:value-type="float" office:value="336032.531369">
            <text:p>336032.531369</text:p>
          </table:table-cell>
          <table:table-cell office:value-type="string">
            <text:p>results/6ms_11_in_50.txt</text:p>
          </table:table-cell>
          <table:table-cell office:value-type="string">
            <text:p>50N6ms</text:p>
          </table:table-cell>
          <table:table-cell table:formula="of:=([.C48]*8)/([.B48]/1000)" office:value-type="float" office:value="75761.4362970427">
            <text:p>75761.44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48]+[.B48]" office:value-type="float" office:value="11853.766">
            <text:p>11853.766</text:p>
          </table:table-cell>
          <table:table-cell table:number-columns-repeated="6"/>
          <table:table-cell>
            <draw:frame table:end-cell-address="Sheet1_9.Z70" table:end-x="0.0803in" table:end-y="0.0965in" draw:z-index="0" draw:style-name="gr1" draw:text-style-name="P1" svg:width="6.4335in" svg:height="3.539in" svg:x="0.7591in" svg:y="0.0886in">
              <draw:object draw:notify-on-update-of-ranges="Sheet1_9.H32:Sheet1_9.H35 Sheet1_9.A37:Sheet1_9.A37 Sheet1_9.I50:Sheet1_9.I53 Sheet1_9.A19:Sheet1_9.A19 Sheet1_9.I32:Sheet1_9.I35 Sheet1_9.A1:Sheet1_9.A1 Sheet1_9.I14:Sheet1_9.I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9"/>
        </table:table-row>
        <table:table-row table:style-name="ro1">
          <table:table-cell office:value-type="float" office:value="406.243">
            <text:p>406.243</text:p>
          </table:table-cell>
          <table:table-cell office:value-type="float" office:value="11553.008">
            <text:p>11553.008</text:p>
          </table:table-cell>
          <table:table-cell office:value-type="float" office:value="115184">
            <text:p>115184</text:p>
          </table:table-cell>
          <table:table-cell office:value-type="float" office:value="426.858">
            <text:p>426.858</text:p>
          </table:table-cell>
          <table:table-cell office:value-type="float" office:value="35705.334">
            <text:p>35705.334</text:p>
          </table:table-cell>
          <table:table-cell office:value-type="float" office:value="345063.073279">
            <text:p>345063.073279</text:p>
          </table:table-cell>
          <table:table-cell office:value-type="string">
            <text:p>results/6ms_11_in_100.txt</text:p>
          </table:table-cell>
          <table:table-cell office:value-type="string">
            <text:p>100N6ms</text:p>
          </table:table-cell>
          <table:table-cell table:formula="of:=([.C49]*8)/([.B49]/1000)" office:value-type="float" office:value="79760.3533209706">
            <text:p>79760.35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49]+[.B49]" office:value-type="float" office:value="11959.251">
            <text:p>11959.251</text:p>
          </table:table-cell>
          <table:table-cell table:number-columns-repeated="1006"/>
        </table:table-row>
        <table:table-row table:style-name="ro1">
          <table:table-cell office:value-type="float" office:value="79.023">
            <text:p>79.023</text:p>
          </table:table-cell>
          <table:table-cell office:value-type="float" office:value="65.145">
            <text:p>65.145</text:p>
          </table:table-cell>
          <table:table-cell office:value-type="float" office:value="441">
            <text:p>441</text:p>
          </table:table-cell>
          <table:table-cell office:value-type="float" office:value="24.303">
            <text:p>24.303</text:p>
          </table:table-cell>
          <table:table-cell office:value-type="float" office:value="1.903">
            <text:p>1.903</text:p>
          </table:table-cell>
          <table:table-cell office:value-type="float" office:value="0">
            <text:p>0</text:p>
          </table:table-cell>
          <table:table-cell office:value-type="string">
            <text:p>results/6ms_10_in_5.txt</text:p>
          </table:table-cell>
          <table:table-cell office:value-type="string">
            <text:p>5N6ms</text:p>
          </table:table-cell>
          <table:table-cell table:formula="of:=([.C50]*8)/([.B50]/1000)" office:value-type="float" office:value="54156.1132857472">
            <text:p>54156.11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50]+[.B50]" office:value-type="float" office:value="144.168">
            <text:p>144.168</text:p>
          </table:table-cell>
          <table:table-cell table:number-columns-repeated="1006"/>
        </table:table-row>
        <table:table-row table:style-name="ro1">
          <table:table-cell office:value-type="float" office:value="93.108">
            <text:p>93.108</text:p>
          </table:table-cell>
          <table:table-cell office:value-type="float" office:value="66.725">
            <text:p>66.725</text:p>
          </table:table-cell>
          <table:table-cell office:value-type="float" office:value="441">
            <text:p>441</text:p>
          </table:table-cell>
          <table:table-cell office:value-type="float" office:value="22.507">
            <text:p>22.507</text:p>
          </table:table-cell>
          <table:table-cell office:value-type="float" office:value="3.666">
            <text:p>3.666</text:p>
          </table:table-cell>
          <table:table-cell office:value-type="float" office:value="0">
            <text:p>0</text:p>
          </table:table-cell>
          <table:table-cell office:value-type="string">
            <text:p>results/6ms_10_in_25.txt</text:p>
          </table:table-cell>
          <table:table-cell office:value-type="string">
            <text:p>25N6ms</text:p>
          </table:table-cell>
          <table:table-cell table:formula="of:=([.C51]*8)/([.B51]/1000)" office:value-type="float" office:value="52873.7354814537">
            <text:p>52873.74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51]+[.B51]" office:value-type="float" office:value="159.833">
            <text:p>159.833</text:p>
          </table:table-cell>
          <table:table-cell table:number-columns-repeated="1006"/>
        </table:table-row>
        <table:table-row table:style-name="ro1">
          <table:table-cell office:value-type="float" office:value="152.875">
            <text:p>152.875</text:p>
          </table:table-cell>
          <table:table-cell office:value-type="float" office:value="81.162">
            <text:p>81.162</text:p>
          </table:table-cell>
          <table:table-cell office:value-type="float" office:value="441">
            <text:p>441</text:p>
          </table:table-cell>
          <table:table-cell office:value-type="float" office:value="37.971">
            <text:p>37.971</text:p>
          </table:table-cell>
          <table:table-cell office:value-type="float" office:value="12.751">
            <text:p>12.751</text:p>
          </table:table-cell>
          <table:table-cell office:value-type="float" office:value="0">
            <text:p>0</text:p>
          </table:table-cell>
          <table:table-cell office:value-type="string">
            <text:p>results/6ms_10_in_50.txt</text:p>
          </table:table-cell>
          <table:table-cell office:value-type="string">
            <text:p>50N6ms</text:p>
          </table:table-cell>
          <table:table-cell table:formula="of:=([.C52]*8)/([.B52]/1000)" office:value-type="float" office:value="43468.6183189177">
            <text:p>43468.62</text:p>
          </table:table-cell>
          <table:table-cell table:formula="of:=(6*1000)*(10000000)" office:value-type="float" office:value="60000000000">
            <text:p>60000000000</text:p>
          </table:table-cell>
          <table:table-cell table:formula="of:=[.A52]+[.B52]" office:value-type="float" office:value="234.037">
            <text:p>234.037</text:p>
          </table:table-cell>
          <table:table-cell table:number-columns-repeated="1006"/>
        </table:table-row>
        <table:table-row table:style-name="ro1">
          <table:table-cell office:value-type="float" office:value="861.111">
            <text:p>861.111</text:p>
          </table:table-cell>
          <table:table-cell office:value-type="float" office:value="88.766">
            <text:p>88.766</text:p>
          </table:table-cell>
          <table:table-cell office:value-type="float" office:value="406">
            <text:p>406</text:p>
          </table:table-cell>
          <table:table-cell office:value-type="float" office:value="515.036">
            <text:p>515.036</text:p>
          </table:table-cell>
          <table:table-cell office:value-type="float" office:value="39.399">
            <text:p>39.399</text:p>
          </table:table-cell>
          <table:table-cell office:value-type="float" office:value="118.564515">
            <text:p>118.564515</text:p>
          </table:table-cell>
          <table:table-cell office:value-type="string">
            <text:p>results/6ms_10_in_100.txt</text:p>
          </table:table-cell>
          <table:table-cell office:value-type="string">
            <text:p>100N6ms</text:p>
          </table:table-cell>
          <table:table-cell table:formula="of:=([.C53]*8)/([.B53]/1000)" office:value-type="float" office:value="36590.5864858166">
            <text:p>36590.59</text:p>
          </table:table-cell>
          <table:table-cell table:style-name="ce2" table:formula="of:=(6*1000)*(10000000)" office:value-type="float" office:value="60000000000">
            <text:p>60000000000</text:p>
          </table:table-cell>
          <table:table-cell table:formula="of:=[.A53]+[.B53]" office:value-type="float" office:value="949.877">
            <text:p>949.877</text:p>
          </table:table-cell>
          <table:table-cell table:number-columns-repeated="1006"/>
        </table:table-row>
        <table:table-row table:style-name="ro1" table:number-rows-repeated="7"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 table:number-columns-repeated="8"/>
          <table:table-cell table:style-name="Default"/>
          <table:table-cell/>
          <table:table-cell>
            <draw:frame table:end-cell-address="Sheet1_9.R83" table:end-x="0.1047in" table:end-y="0.089in" draw:z-index="1" draw:style-name="gr1" draw:text-style-name="P1" svg:width="6.2988in" svg:height="3.539in" svg:x="0.0291in" svg:y="0.0811in">
              <draw:object draw:notify-on-update-of-ranges="Sheet1_9.H32:Sheet1_9.H35 Sheet1_9.A37:Sheet1_9.A37 Sheet1_9.I42:Sheet1_9.I45 Sheet1_9.A19:Sheet1_9.A19 Sheet1_9.I24:Sheet1_9.I27 Sheet1_9.A1:Sheet1_9.A1 Sheet1_9.I6:Sheet1_9.I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</table:table>
      <table:table table:name="Sheet1_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</table:table>
      <table:table table:name="Sheet1_7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1_6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float" office:value="400.04">
            <text:p>400.04</text:p>
          </table:table-cell>
          <table:table-cell office:value-type="float" office:value="6997.158">
            <text:p>6997.158</text:p>
          </table:table-cell>
          <table:table-cell office:value-type="float" office:value="94211">
            <text:p>94211</text:p>
          </table:table-cell>
          <table:table-cell office:value-type="float" office:value="418.157">
            <text:p>418.157</text:p>
          </table:table-cell>
          <table:table-cell office:value-type="float" office:value="17512.831">
            <text:p>17512.831</text:p>
          </table:table-cell>
          <table:table-cell office:value-type="float" office:value="309264.182989">
            <text:p>309264.182989</text:p>
          </table:table-cell>
          <table:table-cell office:value-type="string">
            <text:p>results/6ms_10_1M_5.txt</text:p>
          </table:table-cell>
        </table:table-row>
      </table:table>
      <table:table table:name="Sheet1_5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1_4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float" office:value="400.04">
            <text:p>400.04</text:p>
          </table:table-cell>
          <table:table-cell office:value-type="float" office:value="6997.158">
            <text:p>6997.158</text:p>
          </table:table-cell>
          <table:table-cell office:value-type="float" office:value="94211">
            <text:p>94211</text:p>
          </table:table-cell>
          <table:table-cell office:value-type="float" office:value="418.157">
            <text:p>418.157</text:p>
          </table:table-cell>
          <table:table-cell office:value-type="float" office:value="17512.831">
            <text:p>17512.831</text:p>
          </table:table-cell>
          <table:table-cell office:value-type="float" office:value="309264.182989">
            <text:p>309264.182989</text:p>
          </table:table-cell>
          <table:table-cell office:value-type="string">
            <text:p>results/6ms_10_1M_5.txt</text:p>
          </table:table-cell>
        </table:table-row>
      </table:table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table:number-columns-repeated="6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357.563">
            <text:p>357.563</text:p>
          </table:table-cell>
          <table:table-cell office:value-type="float" office:value="17736.891">
            <text:p>17736.891</text:p>
          </table:table-cell>
          <table:table-cell office:value-type="float" office:value="157312">
            <text:p>157312</text:p>
          </table:table-cell>
          <table:table-cell office:value-type="float" office:value="405.581">
            <text:p>405.581</text:p>
          </table:table-cell>
          <table:table-cell office:value-type="float" office:value="47329.048">
            <text:p>47329.048</text:p>
          </table:table-cell>
          <table:table-cell office:value-type="float" office:value="406350.600327">
            <text:p>406350.600327</text:p>
          </table:table-cell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9/12/2013</text:date>, <text:time>22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Reese</meta:initial-creator>
    <meta:creation-date>2013-09-12T20:00:12</meta:creation-date>
    <dc:date>2013-09-12T22:34:55</dc:date>
    <dc:creator>Josh Reese</dc:creator>
    <meta:editing-duration>PT11M22S</meta:editing-duration>
    <meta:editing-cycles>1</meta:editing-cycles>
    <meta:document-statistic meta:table-count="11" meta:cell-count="560" meta:object-count="7"/>
    <meta:generator>OpenOffice.org/3.4.1$Unix OpenOffice.org_project/341m1$Build-9593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42cm" svg:height="8.99cm" xlink:href=".." xlink:type="simple" chart:class="chart:bar" chart:style-name="ch1">
        <chart:title svg:x="5.615cm" svg:y="0.314cm" chart:style-name="ch2">
          <text:p>Throughput vs. File Size</text:p>
        </chart:title>
        <chart:subtitle svg:x="6.964cm" svg:y="1.282cm" chart:style-name="ch3">
          <text:p>Delay of 6ms</text:p>
        </chart:subtitle>
        <chart:legend chart:legend-position="end" svg:x="14.562cm" svg:y="3.725cm" style:legend-expansion="high" chart:style-name="ch4"/>
        <chart:plot-area chart:style-name="ch5" table:cell-range-address="Sheet1_9.H32:Sheet1_9.I35 Sheet1_9.A37:Sheet1_9.A37 Sheet1_9.I50:Sheet1_9.I53 Sheet1_9.A19:Sheet1_9.A19 Sheet1_9.A1:Sheet1_9.A1 Sheet1_9.I14:Sheet1_9.I17" chart:data-source-has-labels="both" svg:x="1.324cm" svg:y="2.319cm" svg:width="12.586cm" svg:height="5.524cm">
          <chartooo:coordinate-region svg:x="3.246cm" svg:y="2.509cm" svg:width="10.664cm" svg:height="4.705cm"/>
          <chart:axis chart:dimension="x" chart:name="primary-x" chart:style-name="ch6" chartooo:axis-type="auto">
            <chartooo:date-scale/>
            <chart:title svg:x="6.345cm" svg:y="8.023cm" chart:style-name="ch7">
              <text:p>Number of nodes</text:p>
            </chart:title>
            <chart:categories table:cell-range-address="Sheet1_9.H32:Sheet1_9.H35"/>
          </chart:axis>
          <chart:axis chart:dimension="y" chart:name="primary-y" chart:style-name="ch8">
            <chart:title svg:x="0.451cm" svg:y="6.319cm" chart:style-name="ch9">
              <text:p>Throughput (b/s)</text:p>
            </chart:title>
            <chart:grid chart:style-name="ch10" chart:class="major"/>
          </chart:axis>
          <chart:series chart:style-name="ch11" chart:values-cell-range-address="Sheet1_9.I50:Sheet1_9.I53" chart:label-cell-address="Sheet1_9.A37:Sheet1_9.A37" chart:class="chart:bar">
            <chart:data-point chart:repeated="4"/>
          </chart:series>
          <chart:series chart:style-name="ch12" chart:values-cell-range-address="Sheet1_9.I32:Sheet1_9.I35" chart:label-cell-address="Sheet1_9.A19:Sheet1_9.A19" chart:class="chart:bar">
            <chart:data-point chart:repeated="4"/>
          </chart:series>
          <chart:series chart:style-name="ch13" chart:values-cell-range-address="Sheet1_9.I14:Sheet1_9.I17" chart:label-cell-address="Sheet1_9.A1:Sheet1_9.A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B</text:p>
                <draw:g>
                  <svg:desc>Sheet1_9.A37:Sheet1_9.A37</svg:desc>
                </draw:g>
              </table:table-cell>
              <table:table-cell office:value-type="string">
                <text:p>5KB</text:p>
                <draw:g>
                  <svg:desc>Sheet1_9.A19:Sheet1_9.A19</svg:desc>
                </draw:g>
              </table:table-cell>
              <table:table-cell office:value-type="string">
                <text:p>1.3MB</text:p>
                <draw:g>
                  <svg:desc>Sheet1_9.A1:Sheet1_9.A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_9.H32:Sheet1_9.H35</svg:desc>
                </draw:g>
              </table:table-cell>
              <table:table-cell office:value-type="float" office:value="54156.1132857472">
                <text:p>54156.1132857472</text:p>
                <draw:g>
                  <svg:desc>Sheet1_9.I50:Sheet1_9.I53</svg:desc>
                </draw:g>
              </table:table-cell>
              <table:table-cell office:value-type="float" office:value="79768.1966698982">
                <text:p>79768.1966698982</text:p>
                <draw:g>
                  <svg:desc>Sheet1_9.I32:Sheet1_9.I35</svg:desc>
                </draw:g>
              </table:table-cell>
              <table:table-cell office:value-type="float" office:value="107713.445944768">
                <text:p>107713.445944768</text:p>
                <draw:g>
                  <svg:desc>Sheet1_9.I14:Sheet1_9.I1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2873.7354814537">
                <text:p>52873.7354814537</text:p>
              </table:table-cell>
              <table:table-cell office:value-type="float" office:value="79768.7131661646">
                <text:p>79768.7131661646</text:p>
              </table:table-cell>
              <table:table-cell office:value-type="float" office:value="98585.4913731472">
                <text:p>98585.49137314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468.6183189177">
                <text:p>43468.6183189177</text:p>
              </table:table-cell>
              <table:table-cell office:value-type="float" office:value="79761.2707360491">
                <text:p>79761.2707360491</text:p>
              </table:table-cell>
              <table:table-cell office:value-type="float" office:value="77694.5229996346">
                <text:p>77694.52299963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590.5864858166">
                <text:p>36590.5864858166</text:p>
              </table:table-cell>
              <table:table-cell office:value-type="float" office:value="79769.9764831803">
                <text:p>79769.9764831803</text:p>
              </table:table-cell>
              <table:table-cell office:value-type="float" office:value="37267.0573737336">
                <text:p>37267.0573737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cm" xlink:href=".." xlink:type="simple" chart:class="chart:bar" chart:style-name="ch1">
        <chart:title svg:x="5.51cm" svg:y="0.314cm" chart:style-name="ch2">
          <text:p>Throughput vs File Size</text:p>
        </chart:title>
        <chart:subtitle svg:x="6.693cm" svg:y="1.282cm" chart:style-name="ch3">
          <text:p>Delay of 24ms</text:p>
        </chart:subtitle>
        <chart:legend chart:legend-position="end" svg:x="14.22cm" svg:y="3.725cm" style:legend-expansion="high" chart:style-name="ch4"/>
        <chart:plot-area chart:style-name="ch5" table:cell-range-address="Sheet1_9.H32:Sheet1_9.H35 Sheet1_9.A37:Sheet1_9.A37 Sheet1_9.I42:Sheet1_9.I45 Sheet1_9.A19:Sheet1_9.A19 Sheet1_9.I24:Sheet1_9.I27 Sheet1_9.A1:Sheet1_9.A1 Sheet1_9.I6:Sheet1_9.I9" chart:data-source-has-labels="both" svg:x="1.318cm" svg:y="2.319cm" svg:width="12.262cm" svg:height="5.524cm">
          <chartooo:coordinate-region svg:x="3.24cm" svg:y="2.509cm" svg:width="10.34cm" svg:height="4.705cm"/>
          <chart:axis chart:dimension="x" chart:name="primary-x" chart:style-name="ch6" chartooo:axis-type="auto">
            <chartooo:date-scale/>
            <chart:title svg:x="6.177cm" svg:y="8.023cm" chart:style-name="ch7">
              <text:p>Number of nodes</text:p>
            </chart:title>
            <chart:categories table:cell-range-address="Sheet1_9.H32:Sheet1_9.H35"/>
          </chart:axis>
          <chart:axis chart:dimension="y" chart:name="primary-y" chart:style-name="ch8">
            <chart:title svg:x="0.451cm" svg:y="6.353cm" chart:style-name="ch9">
              <text:p>Throughput (m/s)</text:p>
            </chart:title>
            <chart:grid chart:style-name="ch10" chart:class="major"/>
          </chart:axis>
          <chart:series chart:style-name="ch11" chart:values-cell-range-address="Sheet1_9.I42:Sheet1_9.I45" chart:label-cell-address="Sheet1_9.A37:Sheet1_9.A37" chart:class="chart:bar">
            <chart:data-point chart:repeated="4"/>
          </chart:series>
          <chart:series chart:style-name="ch12" chart:values-cell-range-address="Sheet1_9.I24:Sheet1_9.I27" chart:label-cell-address="Sheet1_9.A19:Sheet1_9.A19" chart:class="chart:bar">
            <chart:data-point chart:repeated="4"/>
          </chart:series>
          <chart:series chart:style-name="ch13" chart:values-cell-range-address="Sheet1_9.I6:Sheet1_9.I9" chart:label-cell-address="Sheet1_9.A1:Sheet1_9.A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B</text:p>
                <draw:g>
                  <svg:desc>Sheet1_9.A37:Sheet1_9.A37</svg:desc>
                </draw:g>
              </table:table-cell>
              <table:table-cell office:value-type="string">
                <text:p>5KB</text:p>
                <draw:g>
                  <svg:desc>Sheet1_9.A19:Sheet1_9.A19</svg:desc>
                </draw:g>
              </table:table-cell>
              <table:table-cell office:value-type="string">
                <text:p>1.3MB</text:p>
                <draw:g>
                  <svg:desc>Sheet1_9.A1:Sheet1_9.A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_9.H32:Sheet1_9.H35</svg:desc>
                </draw:g>
              </table:table-cell>
              <table:table-cell office:value-type="float" office:value="89621.3087633829">
                <text:p>89621.3087633829</text:p>
                <draw:g>
                  <svg:desc>Sheet1_9.I42:Sheet1_9.I45</svg:desc>
                </draw:g>
              </table:table-cell>
              <table:table-cell office:value-type="float" office:value="38265.0882317771">
                <text:p>38265.0882317771</text:p>
                <draw:g>
                  <svg:desc>Sheet1_9.I24:Sheet1_9.I27</svg:desc>
                </draw:g>
              </table:table-cell>
              <table:table-cell office:value-type="float" office:value="68103.7933594482">
                <text:p>68103.7933594482</text:p>
                <draw:g>
                  <svg:desc>Sheet1_9.I6:Sheet1_9.I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7488.977936984">
                <text:p>67488.977936984</text:p>
              </table:table-cell>
              <table:table-cell office:value-type="float" office:value="37973.9311340381">
                <text:p>37973.9311340381</text:p>
              </table:table-cell>
              <table:table-cell office:value-type="float" office:value="66252.9224494808">
                <text:p>66252.92244948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9472.3597945927">
                <text:p>89472.3597945927</text:p>
              </table:table-cell>
              <table:table-cell office:value-type="float" office:value="39094.6856739007">
                <text:p>39094.6856739007</text:p>
              </table:table-cell>
              <table:table-cell office:value-type="float" office:value="66253.8183767554">
                <text:p>66253.81837675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533.8178054634">
                <text:p>67533.8178054634</text:p>
              </table:table-cell>
              <table:table-cell office:value-type="float" office:value="36827.760420129">
                <text:p>36827.760420129</text:p>
              </table:table-cell>
              <table:table-cell office:value-type="float" office:value="61407.3254594504">
                <text:p>61407.3254594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91cm" xlink:href=".." xlink:type="simple" chart:class="chart:bar" chart:style-name="ch1">
        <chart:title svg:x="4.529cm" svg:y="0.314cm" chart:style-name="ch2">
          <text:p>Delay-Bandwitdth vs. Throughput</text:p>
        </chart:title>
        <chart:subtitle svg:x="3.484cm" svg:y="1.282cm" chart:style-name="ch3">
          <text:p>For various file sizes and varying amounts of clients</text:p>
        </chart:subtitle>
        <chart:legend chart:legend-position="end" svg:x="12.882cm" svg:y="3.005cm" style:legend-expansion="high" chart:style-name="ch4"/>
        <chart:plot-area chart:style-name="ch5" table:cell-range-address="Sheet1_9.H32:Sheet1_9.I35 Sheet1_9.J17:Sheet1_9.J17 Sheet1_9.I14:Sheet1_9.I17 Sheet1_9.I50:Sheet1_9.I53 Sheet1_9.J9:Sheet1_9.J9 Sheet1_9.I6:Sheet1_9.I9 Sheet1_9.J38:Sheet1_9.J38 Sheet1_9.I24:Sheet1_9.I27 Sheet1_9.J45:Sheet1_9.J45 Sheet1_9.I42:Sheet1_9.I45" chart:data-source-has-labels="both" svg:x="1.317cm" svg:y="2.319cm" svg:width="10.927cm" svg:height="5.525cm">
          <chartooo:coordinate-region svg:x="3.239cm" svg:y="2.509cm" svg:width="9.005cm" svg:height="4.706cm"/>
          <chart:axis chart:dimension="x" chart:name="primary-x" chart:style-name="ch6" chartooo:axis-type="auto">
            <chartooo:date-scale/>
            <chart:title svg:x="5.486cm" svg:y="8.024cm" chart:style-name="ch7">
              <text:p>Number of clients</text:p>
            </chart:title>
            <chart:categories table:cell-range-address="Sheet1_9.H32:Sheet1_9.H35"/>
          </chart:axis>
          <chart:axis chart:dimension="y" chart:name="primary-y" chart:style-name="ch8">
            <chart:title svg:x="0.451cm" svg:y="6.353cm" chart:style-name="ch9">
              <text:p>Throughput (m/s)</text:p>
            </chart:title>
            <chart:grid chart:style-name="ch10" chart:class="major"/>
          </chart:axis>
          <chart:series chart:style-name="ch11" chart:values-cell-range-address="Sheet1_9.I14:Sheet1_9.I17" chart:label-cell-address="Sheet1_9.J17:Sheet1_9.J17" chart:class="chart:bar">
            <chart:data-point chart:repeated="4"/>
          </chart:series>
          <chart:series chart:style-name="ch12" chart:values-cell-range-address="Sheet1_9.I32:Sheet1_9.I35" chart:label-cell-address="Sheet1_9.J17:Sheet1_9.J17" chart:class="chart:bar">
            <chart:data-point chart:repeated="4"/>
          </chart:series>
          <chart:series chart:style-name="ch13" chart:values-cell-range-address="Sheet1_9.I50:Sheet1_9.I53" chart:label-cell-address="Sheet1_9.J17:Sheet1_9.J17" chart:class="chart:bar">
            <chart:data-point chart:repeated="4"/>
          </chart:series>
          <chart:series chart:style-name="ch14" chart:values-cell-range-address="Sheet1_9.I6:Sheet1_9.I9" chart:label-cell-address="Sheet1_9.J9:Sheet1_9.J9" chart:class="chart:bar">
            <chart:data-point chart:repeated="4"/>
          </chart:series>
          <chart:series chart:style-name="ch15" chart:values-cell-range-address="Sheet1_9.I24:Sheet1_9.I27" chart:label-cell-address="Sheet1_9.J38:Sheet1_9.J38" chart:class="chart:bar">
            <chart:data-point chart:repeated="4"/>
          </chart:series>
          <chart:series chart:style-name="ch16" chart:values-cell-range-address="Sheet1_9.I42:Sheet1_9.I45" chart:label-cell-address="Sheet1_9.J45:Sheet1_9.J45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000000000</text:p>
                <draw:g>
                  <svg:desc>Sheet1_9.J17:Sheet1_9.J17</svg:desc>
                </draw:g>
              </table:table-cell>
              <table:table-cell office:value-type="string">
                <text:p>60000000000</text:p>
                <draw:g>
                  <svg:desc>Sheet1_9.J17:Sheet1_9.J17</svg:desc>
                </draw:g>
              </table:table-cell>
              <table:table-cell office:value-type="string">
                <text:p>60000000000</text:p>
                <draw:g>
                  <svg:desc>Sheet1_9.J17:Sheet1_9.J17</svg:desc>
                </draw:g>
              </table:table-cell>
              <table:table-cell office:value-type="string">
                <text:p>240000000000</text:p>
                <draw:g>
                  <svg:desc>Sheet1_9.J9:Sheet1_9.J9</svg:desc>
                </draw:g>
              </table:table-cell>
              <table:table-cell office:value-type="string">
                <text:p>240000000000</text:p>
                <draw:g>
                  <svg:desc>Sheet1_9.J38:Sheet1_9.J38</svg:desc>
                </draw:g>
              </table:table-cell>
              <table:table-cell office:value-type="string">
                <text:p>240000000000</text:p>
                <draw:g>
                  <svg:desc>Sheet1_9.J45:Sheet1_9.J4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_9.H32:Sheet1_9.H35</svg:desc>
                </draw:g>
              </table:table-cell>
              <table:table-cell office:value-type="float" office:value="107713.445944768">
                <text:p>107713.445944768</text:p>
                <draw:g>
                  <svg:desc>Sheet1_9.I14:Sheet1_9.I17</svg:desc>
                </draw:g>
              </table:table-cell>
              <table:table-cell office:value-type="float" office:value="79768.1966698982">
                <text:p>79768.1966698982</text:p>
                <draw:g>
                  <svg:desc>Sheet1_9.I32:Sheet1_9.I35</svg:desc>
                </draw:g>
              </table:table-cell>
              <table:table-cell office:value-type="float" office:value="54156.1132857472">
                <text:p>54156.1132857472</text:p>
                <draw:g>
                  <svg:desc>Sheet1_9.I50:Sheet1_9.I53</svg:desc>
                </draw:g>
              </table:table-cell>
              <table:table-cell office:value-type="float" office:value="68103.7933594482">
                <text:p>68103.7933594482</text:p>
                <draw:g>
                  <svg:desc>Sheet1_9.I6:Sheet1_9.I9</svg:desc>
                </draw:g>
              </table:table-cell>
              <table:table-cell office:value-type="float" office:value="38265.0882317771">
                <text:p>38265.0882317771</text:p>
                <draw:g>
                  <svg:desc>Sheet1_9.I24:Sheet1_9.I27</svg:desc>
                </draw:g>
              </table:table-cell>
              <table:table-cell office:value-type="float" office:value="89621.3087633829">
                <text:p>89621.3087633829</text:p>
                <draw:g>
                  <svg:desc>Sheet1_9.I42:Sheet1_9.I45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8585.4913731472">
                <text:p>98585.4913731472</text:p>
              </table:table-cell>
              <table:table-cell office:value-type="float" office:value="79768.7131661646">
                <text:p>79768.7131661646</text:p>
              </table:table-cell>
              <table:table-cell office:value-type="float" office:value="52873.7354814537">
                <text:p>52873.7354814537</text:p>
              </table:table-cell>
              <table:table-cell office:value-type="float" office:value="66252.9224494808">
                <text:p>66252.9224494808</text:p>
              </table:table-cell>
              <table:table-cell office:value-type="float" office:value="37973.9311340381">
                <text:p>37973.9311340381</text:p>
              </table:table-cell>
              <table:table-cell office:value-type="float" office:value="67488.977936984">
                <text:p>67488.9779369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7694.5229996346">
                <text:p>77694.5229996346</text:p>
              </table:table-cell>
              <table:table-cell office:value-type="float" office:value="79761.2707360491">
                <text:p>79761.2707360491</text:p>
              </table:table-cell>
              <table:table-cell office:value-type="float" office:value="43468.6183189177">
                <text:p>43468.6183189177</text:p>
              </table:table-cell>
              <table:table-cell office:value-type="float" office:value="66253.8183767554">
                <text:p>66253.8183767554</text:p>
              </table:table-cell>
              <table:table-cell office:value-type="float" office:value="39094.6856739007">
                <text:p>39094.6856739007</text:p>
              </table:table-cell>
              <table:table-cell office:value-type="float" office:value="89472.3597945927">
                <text:p>89472.35979459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267.0573737336">
                <text:p>37267.0573737336</text:p>
              </table:table-cell>
              <table:table-cell office:value-type="float" office:value="79769.9764831803">
                <text:p>79769.9764831803</text:p>
              </table:table-cell>
              <table:table-cell office:value-type="float" office:value="36590.5864858166">
                <text:p>36590.5864858166</text:p>
              </table:table-cell>
              <table:table-cell office:value-type="float" office:value="61407.3254594504">
                <text:p>61407.3254594504</text:p>
              </table:table-cell>
              <table:table-cell office:value-type="float" office:value="36827.760420129">
                <text:p>36827.760420129</text:p>
              </table:table-cell>
              <table:table-cell office:value-type="float" office:value="67533.8178054634">
                <text:p>67533.8178054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1cm" xlink:href=".." xlink:type="simple" chart:class="chart:bar" chart:style-name="ch1">
        <chart:title svg:x="2.78cm" svg:y="0.314cm" chart:style-name="ch2">
          <text:p>Connection Time + Transmission Time vs File Size</text:p>
        </chart:title>
        <chart:subtitle svg:x="7.104cm" svg:y="1.282cm" chart:style-name="ch3">
          <text:p>HTTP 1.0</text:p>
        </chart:subtitle>
        <chart:legend chart:legend-position="end" svg:x="14.219cm" svg:y="3.725cm" style:legend-expansion="high" chart:style-name="ch4"/>
        <chart:plot-area chart:style-name="ch5" table:cell-range-address="Sheet1_9.H32:Sheet1_9.H35 Sheet1_9.A1:Sheet1_9.A1 Sheet1_9.K14:Sheet1_9.K17 Sheet1_9.A19:Sheet1_9.A19 Sheet1_9.K32:Sheet1_9.K35 Sheet1_9.A37:Sheet1_9.A37 Sheet1_9.K50:Sheet1_9.K53" chart:data-source-has-labels="both" svg:x="1.317cm" svg:y="2.319cm" svg:width="12.264cm" svg:height="5.525cm">
          <chartooo:coordinate-region svg:x="2.548cm" svg:y="2.509cm" svg:width="11.033cm" svg:height="4.706cm"/>
          <chart:axis chart:dimension="x" chart:name="primary-x" chart:style-name="ch6" chartooo:axis-type="auto">
            <chartooo:date-scale/>
            <chart:title svg:x="6.155cm" svg:y="8.024cm" chart:style-name="ch7">
              <text:p>Number of clients</text:p>
            </chart:title>
            <chart:categories table:cell-range-address="Sheet1_9.H32:Sheet1_9.H35"/>
          </chart:axis>
          <chart:axis chart:dimension="y" chart:name="primary-y" chart:style-name="ch8">
            <chart:title svg:x="0.451cm" svg:y="8.068cm" chart:style-name="ch9">
              <text:p>Connection time + transmission time (ms)</text:p>
            </chart:title>
            <chart:grid chart:style-name="ch10" chart:class="major"/>
          </chart:axis>
          <chart:series chart:style-name="ch11" chart:values-cell-range-address="Sheet1_9.K14:Sheet1_9.K17" chart:label-cell-address="Sheet1_9.A1:Sheet1_9.A1" chart:class="chart:bar">
            <chart:data-point chart:repeated="4"/>
          </chart:series>
          <chart:series chart:style-name="ch12" chart:values-cell-range-address="Sheet1_9.K32:Sheet1_9.K35" chart:label-cell-address="Sheet1_9.A19:Sheet1_9.A19" chart:class="chart:bar">
            <chart:data-point chart:repeated="4"/>
          </chart:series>
          <chart:series chart:style-name="ch13" chart:values-cell-range-address="Sheet1_9.K50:Sheet1_9.K53" chart:label-cell-address="Sheet1_9.A37:Sheet1_9.A3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3MB</text:p>
                <draw:g>
                  <svg:desc>Sheet1_9.A1:Sheet1_9.A1</svg:desc>
                </draw:g>
              </table:table-cell>
              <table:table-cell office:value-type="string">
                <text:p>5KB</text:p>
                <draw:g>
                  <svg:desc>Sheet1_9.A19:Sheet1_9.A19</svg:desc>
                </draw:g>
              </table:table-cell>
              <table:table-cell office:value-type="string">
                <text:p>200B</text:p>
                <draw:g>
                  <svg:desc>Sheet1_9.A37:Sheet1_9.A3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_9.H32:Sheet1_9.H35</svg:desc>
                </draw:g>
              </table:table-cell>
              <table:table-cell office:value-type="float" office:value="7397.198">
                <text:p>7397.198</text:p>
                <draw:g>
                  <svg:desc>Sheet1_9.K14:Sheet1_9.K17</svg:desc>
                </draw:g>
              </table:table-cell>
              <table:table-cell office:value-type="float" office:value="12586.342">
                <text:p>12586.342</text:p>
                <draw:g>
                  <svg:desc>Sheet1_9.K32:Sheet1_9.K35</svg:desc>
                </draw:g>
              </table:table-cell>
              <table:table-cell office:value-type="float" office:value="144.168">
                <text:p>144.168</text:p>
                <draw:g>
                  <svg:desc>Sheet1_9.K50:Sheet1_9.K53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312.183">
                <text:p>7312.183</text:p>
              </table:table-cell>
              <table:table-cell office:value-type="float" office:value="12636.683">
                <text:p>12636.683</text:p>
              </table:table-cell>
              <table:table-cell office:value-type="float" office:value="159.833">
                <text:p>159.8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725.922">
                <text:p>18725.922</text:p>
              </table:table-cell>
              <table:table-cell office:value-type="float" office:value="12108.247">
                <text:p>12108.247</text:p>
              </table:table-cell>
              <table:table-cell office:value-type="float" office:value="234.037">
                <text:p>234.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07.037">
                <text:p>3307.037</text:p>
              </table:table-cell>
              <table:table-cell office:value-type="float" office:value="12894.106">
                <text:p>12894.106</text:p>
              </table:table-cell>
              <table:table-cell office:value-type="float" office:value="949.877">
                <text:p>949.8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1cm" xlink:href=".." xlink:type="simple" chart:class="chart:bar" chart:style-name="ch1">
        <chart:title svg:x="2.78cm" svg:y="0.314cm" chart:style-name="ch2">
          <text:p>Connection Time + Transmission Time vs File Size</text:p>
        </chart:title>
        <chart:subtitle svg:x="7.104cm" svg:y="1.282cm" chart:style-name="ch3">
          <text:p>HTTP 1.1</text:p>
        </chart:subtitle>
        <chart:legend chart:legend-position="end" svg:x="14.219cm" svg:y="3.725cm" style:legend-expansion="high" chart:style-name="ch4"/>
        <chart:plot-area chart:style-name="ch5" table:cell-range-address="Sheet1_9.H32:Sheet1_9.H35 Sheet1_9.A1:Sheet1_9.A1 Sheet1_9.K10:Sheet1_9.K13 Sheet1_9.A19:Sheet1_9.A19 Sheet1_9.K28:Sheet1_9.K31 Sheet1_9.A37:Sheet1_9.A37 Sheet1_9.K46:Sheet1_9.K49" chart:data-source-has-labels="both" svg:x="1.317cm" svg:y="2.319cm" svg:width="12.264cm" svg:height="5.525cm">
          <chartooo:coordinate-region svg:x="2.548cm" svg:y="2.509cm" svg:width="11.033cm" svg:height="4.706cm"/>
          <chart:axis chart:dimension="x" chart:name="primary-x" chart:style-name="ch6" chartooo:axis-type="auto">
            <chartooo:date-scale/>
            <chart:title svg:x="6.155cm" svg:y="8.024cm" chart:style-name="ch7">
              <text:p>Number of clients</text:p>
            </chart:title>
            <chart:categories table:cell-range-address="Sheet1_9.H32:Sheet1_9.H35"/>
          </chart:axis>
          <chart:axis chart:dimension="y" chart:name="primary-y" chart:style-name="ch8">
            <chart:title svg:x="0.451cm" svg:y="7.667cm" chart:style-name="ch9">
              <text:p>connection time + transmission time</text:p>
            </chart:title>
            <chart:grid chart:style-name="ch10" chart:class="major"/>
          </chart:axis>
          <chart:series chart:style-name="ch11" chart:values-cell-range-address="Sheet1_9.K10:Sheet1_9.K13" chart:label-cell-address="Sheet1_9.A1:Sheet1_9.A1" chart:class="chart:bar">
            <chart:data-point chart:repeated="4"/>
          </chart:series>
          <chart:series chart:style-name="ch12" chart:values-cell-range-address="Sheet1_9.K28:Sheet1_9.K31" chart:label-cell-address="Sheet1_9.A19:Sheet1_9.A19" chart:class="chart:bar">
            <chart:data-point chart:repeated="4"/>
          </chart:series>
          <chart:series chart:style-name="ch13" chart:values-cell-range-address="Sheet1_9.K46:Sheet1_9.K49" chart:label-cell-address="Sheet1_9.A37:Sheet1_9.A3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3MB</text:p>
                <draw:g>
                  <svg:desc>Sheet1_9.A1:Sheet1_9.A1</svg:desc>
                </draw:g>
              </table:table-cell>
              <table:table-cell office:value-type="string">
                <text:p>5KB</text:p>
                <draw:g>
                  <svg:desc>Sheet1_9.A19:Sheet1_9.A19</svg:desc>
                </draw:g>
              </table:table-cell>
              <table:table-cell office:value-type="string">
                <text:p>200B</text:p>
                <draw:g>
                  <svg:desc>Sheet1_9.A37:Sheet1_9.A3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_9.H32:Sheet1_9.H35</svg:desc>
                </draw:g>
              </table:table-cell>
              <table:table-cell office:value-type="float" office:value="4536.191">
                <text:p>4536.191</text:p>
                <draw:g>
                  <svg:desc>Sheet1_9.K10:Sheet1_9.K13</svg:desc>
                </draw:g>
              </table:table-cell>
              <table:table-cell office:value-type="float" office:value="16066.682">
                <text:p>16066.682</text:p>
                <draw:g>
                  <svg:desc>Sheet1_9.K28:Sheet1_9.K31</svg:desc>
                </draw:g>
              </table:table-cell>
              <table:table-cell office:value-type="float" office:value="11917.368">
                <text:p>11917.368</text:p>
                <draw:g>
                  <svg:desc>Sheet1_9.K46:Sheet1_9.K4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58.513">
                <text:p>4458.513</text:p>
              </table:table-cell>
              <table:table-cell office:value-type="float" office:value="16157.566">
                <text:p>16157.566</text:p>
              </table:table-cell>
              <table:table-cell office:value-type="float" office:value="11926.235">
                <text:p>11926.2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71.102">
                <text:p>4871.102</text:p>
              </table:table-cell>
              <table:table-cell office:value-type="float" office:value="15216.858">
                <text:p>15216.858</text:p>
              </table:table-cell>
              <table:table-cell office:value-type="float" office:value="11853.766">
                <text:p>11853.7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72.939">
                <text:p>4272.939</text:p>
              </table:table-cell>
              <table:table-cell office:value-type="float" office:value="16626.933">
                <text:p>16626.933</text:p>
              </table:table-cell>
              <table:table-cell office:value-type="float" office:value="11959.251">
                <text:p>11959.2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8.991cm" xlink:href=".." xlink:type="simple" chart:class="chart:bar" chart:row-mapping="0 1 7" chart:style-name="ch1">
        <chart:title svg:x="1.6cm" svg:y="0.314cm" chart:style-name="ch2">
          <text:p>Transmission+Connection Times vs. Delay Bandwitch Product</text:p>
        </chart:title>
        <chart:subtitle svg:x="7.105cm" svg:y="1.282cm" chart:style-name="ch3">
          <text:p>HTTP 1.0</text:p>
        </chart:subtitle>
        <chart:legend chart:legend-position="end" svg:x="12.883cm" svg:y="3.005cm" style:legend-expansion="high" chart:style-name="ch4"/>
        <chart:plot-area chart:style-name="ch5" table:cell-range-address="Sheet1_9.J35:Sheet1_9.K35 Sheet1_9.J2:Sheet1_9.K2 Sheet1_9.J33:Sheet1_9.J33 Sheet1_9.K20:Sheet1_9.K20 Sheet1_9.J5:Sheet1_9.J5 Sheet1_9.J49:Sheet1_9.J49 Sheet1_9.K53:Sheet1_9.K53 Sheet1_9.J38:Sheet1_9.K38" chart:data-source-has-labels="column" svg:x="1.317cm" svg:y="2.382cm" svg:width="10.924cm" svg:height="5.084cm">
          <chartooo:coordinate-region svg:x="2.548cm" svg:y="2.572cm" svg:width="9.693cm" svg:height="4.704cm"/>
          <chart:axis chart:dimension="x" chart:name="primary-x" chart:style-name="ch6">
            <chart:title svg:x="5.541cm" svg:y="7.646cm" chart:style-name="ch7">
              <text:p>Various file sizes</text:p>
            </chart:title>
          </chart:axis>
          <chart:axis chart:dimension="y" chart:name="primary-y" chart:style-name="ch8">
            <chart:title svg:x="0.45cm" svg:y="7.51cm" chart:style-name="ch9">
              <text:p>connection time + transmission time</text:p>
            </chart:title>
            <chart:grid chart:style-name="ch10" chart:class="major"/>
          </chart:axis>
          <chart:series chart:style-name="ch11" chart:values-cell-range-address="Sheet1_9.K35:Sheet1_9.K35" chart:label-cell-address="Sheet1_9.J35:Sheet1_9.J35" chart:class="chart:bar">
            <chart:data-point/>
          </chart:series>
          <chart:series chart:style-name="ch12" chart:values-cell-range-address="Sheet1_9.K2:Sheet1_9.K2" chart:label-cell-address="Sheet1_9.J2:Sheet1_9.J2" chart:class="chart:bar">
            <chart:data-point/>
          </chart:series>
          <chart:series chart:style-name="ch13" chart:values-cell-range-address="Sheet1_9.K20:Sheet1_9.K20" chart:label-cell-address="Sheet1_9.J33:Sheet1_9.J33" chart:class="chart:bar">
            <chart:data-point/>
          </chart:series>
          <chart:series chart:style-name="ch14" chart:values-cell-range-address="Sheet1_9.K20:Sheet1_9.K20" chart:label-cell-address="Sheet1_9.J5:Sheet1_9.J5" chart:class="chart:bar">
            <chart:data-point/>
          </chart:series>
          <chart:series chart:style-name="ch15" chart:values-cell-range-address="Sheet1_9.K53:Sheet1_9.K53" chart:label-cell-address="Sheet1_9.J49:Sheet1_9.J49" chart:class="chart:bar">
            <chart:data-point/>
          </chart:series>
          <chart:series chart:style-name="ch16" chart:values-cell-range-address="Sheet1_9.K38:Sheet1_9.K38" chart:label-cell-address="Sheet1_9.J38:Sheet1_9.J38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60000000000</text:p>
                <draw:g>
                  <svg:desc>Sheet1_9.J35:Sheet1_9.J35</svg:desc>
                </draw:g>
              </table:table-cell>
              <table:table-cell office:value-type="float" office:value="12894.106">
                <text:p>12894.106</text:p>
                <draw:g>
                  <svg:desc>Sheet1_9.K35:Sheet1_9.K35</svg:desc>
                </draw:g>
              </table:table-cell>
            </table:table-row>
            <table:table-row>
              <table:table-cell office:value-type="string">
                <text:p>240000000000</text:p>
                <draw:g>
                  <svg:desc>Sheet1_9.J2:Sheet1_9.J2</svg:desc>
                </draw:g>
              </table:table-cell>
              <table:table-cell office:value-type="float" office:value="14295.128">
                <text:p>14295.128</text:p>
                <draw:g>
                  <svg:desc>Sheet1_9.K2:Sheet1_9.K2</svg:desc>
                </draw:g>
              </table:table-cell>
            </table:table-row>
            <table:table-row>
              <table:table-cell office:value-type="string">
                <text:p>60000000000</text:p>
                <draw:g>
                  <svg:desc>Sheet1_9.J33:Sheet1_9.J33</svg:desc>
                </draw:g>
              </table:table-cell>
              <table:table-cell office:value-type="float" office:value="20857.897">
                <text:p>20857.897</text:p>
                <draw:g>
                  <svg:desc>Sheet1_9.K20:Sheet1_9.K20</svg:desc>
                </draw:g>
              </table:table-cell>
            </table:table-row>
            <table:table-row>
              <table:table-cell office:value-type="string">
                <text:p>240000000000</text:p>
                <draw:g>
                  <svg:desc>Sheet1_9.J5:Sheet1_9.J5</svg:desc>
                </draw:g>
              </table:table-cell>
              <table:table-cell office:value-type="float" office:value="20857.897">
                <text:p>20857.897</text:p>
                <draw:g>
                  <svg:desc>Sheet1_9.K20:Sheet1_9.K20</svg:desc>
                </draw:g>
              </table:table-cell>
            </table:table-row>
            <table:table-row>
              <table:table-cell office:value-type="string">
                <text:p>60000000000</text:p>
                <draw:g>
                  <svg:desc>Sheet1_9.J49:Sheet1_9.J49</svg:desc>
                </draw:g>
              </table:table-cell>
              <table:table-cell office:value-type="float" office:value="949.877">
                <text:p>949.877</text:p>
                <draw:g>
                  <svg:desc>Sheet1_9.K53:Sheet1_9.K53</svg:desc>
                </draw:g>
              </table:table-cell>
            </table:table-row>
            <table:table-row>
              <table:table-cell office:value-type="string">
                <text:p>240000000000</text:p>
                <draw:g>
                  <svg:desc>Sheet1_9.J38:Sheet1_9.J38</svg:desc>
                </draw:g>
              </table:table-cell>
              <table:table-cell office:value-type="float" office:value="1825.262">
                <text:p>1825.262</text:p>
                <draw:g>
                  <svg:desc>Sheet1_9.K38:Sheet1_9.K3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522cm" svg:y="0.315cm" chart:style-name="ch2">
          <text:p>Transmission and connection time vs. delay-bandwidth product</text:p>
        </chart:title>
        <chart:subtitle svg:x="7.105cm" svg:y="1.284cm" chart:style-name="ch3">
          <text:p>HTTP 1.1</text:p>
        </chart:subtitle>
        <chart:legend chart:legend-position="end" svg:x="12.883cm" svg:y="3.01cm" style:legend-expansion="high" chart:style-name="ch4"/>
        <chart:plot-area chart:style-name="ch5" table:cell-range-address="Sheet1_9.J32:Sheet1_9.J33 Sheet1_9.K10:Sheet1_9.K10 Sheet1_9.J3:Sheet1_9.J3 Sheet1_9.K2:Sheet1_9.K2 Sheet1_9.K28:Sheet1_9.K28 Sheet1_9.J38:Sheet1_9.K38 Sheet1_9.K20:Sheet1_9.K20 Sheet1_9.J50:Sheet1_9.J50 Sheet1_9.K46:Sheet1_9.K46 Sheet1_9.J43:Sheet1_9.J43" chart:data-source-has-labels="column" svg:x="1.318cm" svg:y="2.323cm" svg:width="10.925cm" svg:height="5.529cm">
          <chartooo:coordinate-region svg:x="2.549cm" svg:y="2.514cm" svg:width="9.694cm" svg:height="5.148cm"/>
          <chart:axis chart:dimension="x" chart:name="primary-x" chart:style-name="ch6">
            <chart:title svg:x="5.542cm" svg:y="8.033cm" chart:style-name="ch7">
              <text:p>Various file sizes</text:p>
            </chart:title>
          </chart:axis>
          <chart:axis chart:dimension="y" chart:name="primary-y" chart:style-name="ch8">
            <chart:title svg:x="0.451cm" svg:y="7.673cm" chart:style-name="ch9">
              <text:p>connection time + transmission time</text:p>
            </chart:title>
            <chart:grid chart:style-name="ch10" chart:class="major"/>
          </chart:axis>
          <chart:series chart:style-name="ch11" chart:values-cell-range-address="Sheet1_9.K10:Sheet1_9.K10" chart:label-cell-address="Sheet1_9.J32:Sheet1_9.J32" chart:class="chart:bar">
            <chart:data-point/>
          </chart:series>
          <chart:series chart:style-name="ch12" chart:values-cell-range-address="Sheet1_9.K2:Sheet1_9.K2" chart:label-cell-address="Sheet1_9.J3:Sheet1_9.J3" chart:class="chart:bar">
            <chart:data-point/>
          </chart:series>
          <chart:series chart:style-name="ch13" chart:values-cell-range-address="Sheet1_9.K28:Sheet1_9.K28" chart:label-cell-address="Sheet1_9.J33:Sheet1_9.J33" chart:class="chart:bar">
            <chart:data-point/>
          </chart:series>
          <chart:series chart:style-name="ch14" chart:values-cell-range-address="Sheet1_9.K20:Sheet1_9.K20" chart:label-cell-address="Sheet1_9.J38:Sheet1_9.J38" chart:class="chart:bar">
            <chart:data-point/>
          </chart:series>
          <chart:series chart:style-name="ch15" chart:values-cell-range-address="Sheet1_9.K46:Sheet1_9.K46" chart:label-cell-address="Sheet1_9.J50:Sheet1_9.J50" chart:class="chart:bar">
            <chart:data-point/>
          </chart:series>
          <chart:series chart:style-name="ch16" chart:values-cell-range-address="Sheet1_9.K38:Sheet1_9.K38" chart:label-cell-address="Sheet1_9.J43:Sheet1_9.J43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60000000000</text:p>
                <draw:g>
                  <svg:desc>Sheet1_9.J32:Sheet1_9.J32</svg:desc>
                </draw:g>
              </table:table-cell>
              <table:table-cell office:value-type="float" office:value="4536.191">
                <text:p>4536.191</text:p>
                <draw:g>
                  <svg:desc>Sheet1_9.K10:Sheet1_9.K10</svg:desc>
                </draw:g>
              </table:table-cell>
            </table:table-row>
            <table:table-row>
              <table:table-cell office:value-type="string">
                <text:p>240000000000</text:p>
                <draw:g>
                  <svg:desc>Sheet1_9.J3:Sheet1_9.J3</svg:desc>
                </draw:g>
              </table:table-cell>
              <table:table-cell office:value-type="float" office:value="14295.128">
                <text:p>14295.128</text:p>
                <draw:g>
                  <svg:desc>Sheet1_9.K2:Sheet1_9.K2</svg:desc>
                </draw:g>
              </table:table-cell>
            </table:table-row>
            <table:table-row>
              <table:table-cell office:value-type="string">
                <text:p>60000000000</text:p>
                <draw:g>
                  <svg:desc>Sheet1_9.J33:Sheet1_9.J33</svg:desc>
                </draw:g>
              </table:table-cell>
              <table:table-cell office:value-type="float" office:value="16066.682">
                <text:p>16066.682</text:p>
                <draw:g>
                  <svg:desc>Sheet1_9.K28:Sheet1_9.K28</svg:desc>
                </draw:g>
              </table:table-cell>
            </table:table-row>
            <table:table-row>
              <table:table-cell office:value-type="string">
                <text:p>240000000000</text:p>
                <draw:g>
                  <svg:desc>Sheet1_9.J38:Sheet1_9.J38</svg:desc>
                </draw:g>
              </table:table-cell>
              <table:table-cell office:value-type="float" office:value="20857.897">
                <text:p>20857.897</text:p>
                <draw:g>
                  <svg:desc>Sheet1_9.K20:Sheet1_9.K20</svg:desc>
                </draw:g>
              </table:table-cell>
            </table:table-row>
            <table:table-row>
              <table:table-cell office:value-type="string">
                <text:p>60000000000</text:p>
                <draw:g>
                  <svg:desc>Sheet1_9.J50:Sheet1_9.J50</svg:desc>
                </draw:g>
              </table:table-cell>
              <table:table-cell office:value-type="float" office:value="11917.368">
                <text:p>11917.368</text:p>
                <draw:g>
                  <svg:desc>Sheet1_9.K46:Sheet1_9.K46</svg:desc>
                </draw:g>
              </table:table-cell>
            </table:table-row>
            <table:table-row>
              <table:table-cell office:value-type="string">
                <text:p>240000000000</text:p>
                <draw:g>
                  <svg:desc>Sheet1_9.J43:Sheet1_9.J43</svg:desc>
                </draw:g>
              </table:table-cell>
              <table:table-cell office:value-type="float" office:value="1825.262">
                <text:p>1825.262</text:p>
                <draw:g>
                  <svg:desc>Sheet1_9.K38:Sheet1_9.K38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